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9.001cm" table:align="left"/>
    </style:style>
    <style:style style:name="Tableau2.A" style:family="table-column">
      <style:table-column-properties style:column-width="2.76cm"/>
    </style:style>
    <style:style style:name="Tableau2.B" style:family="table-column">
      <style:table-column-properties style:column-width="2.709cm"/>
    </style:style>
    <style:style style:name="Tableau2.C" style:family="table-column">
      <style:table-column-properties style:column-width="2.706cm"/>
    </style:style>
    <style:style style:name="Tableau2.D" style:family="table-column">
      <style:table-column-properties style:column-width="2.704cm"/>
    </style:style>
    <style:style style:name="Tableau2.1" style:family="table-row">
      <style:table-row-properties style:min-row-height="2.768cm"/>
    </style:style>
    <style:style style:name="Tableau2.A1" style:family="table-cell">
      <style:table-cell-properties style:vertical-align="bottom" fo:background-color="#add9e0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.G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au2.2" style:family="table-row">
      <style:table-row-properties style:min-row-height="0.7cm"/>
    </style:style>
    <style:style style:name="Tableau2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2.G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5f_Header_20_G_20_page_20_impaire_20__28_D_29_">
      <style:text-properties fo:font-variant="small-caps" officeooo:rsid="0054f64f"/>
    </style:style>
    <style:style style:name="P2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" style:family="paragraph" style:parent-style-name="_5f_Header_20_G_20_page_20_impaire_20__28_D_29_">
      <style:text-properties officeooo:paragraph-rsid="01259ec2"/>
    </style:style>
    <style:style style:name="P5" style:family="paragraph" style:parent-style-name="_5f_Header_20_G_20_page_20_impaire_20__28_D_29_">
      <style:text-properties officeooo:paragraph-rsid="00c87b35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4274bc"/>
    </style:style>
    <style:style style:name="P41" style:family="paragraph" style:parent-style-name="Footer">
      <style:text-properties officeooo:paragraph-rsid="0096b4e2"/>
    </style:style>
    <style:style style:name="P42" style:family="paragraph" style:parent-style-name="Footer">
      <style:text-properties officeooo:rsid="001f8a2d" officeooo:paragraph-rsid="00bd36bc"/>
    </style:style>
    <style:style style:name="P43" style:family="paragraph" style:parent-style-name="Footer">
      <style:text-properties officeooo:rsid="001f8a2d" officeooo:paragraph-rsid="002b33ed"/>
    </style:style>
    <style:style style:name="P44" style:family="paragraph" style:parent-style-name="Footer">
      <style:text-properties officeooo:rsid="0096b4e2" officeooo:paragraph-rsid="0096b4e2"/>
    </style:style>
    <style:style style:name="P45" style:family="paragraph" style:parent-style-name="Footer">
      <style:text-properties officeooo:rsid="011350d1" officeooo:paragraph-rsid="011350d1"/>
    </style:style>
    <style:style style:name="P46" style:family="paragraph" style:parent-style-name="Footer">
      <style:text-properties officeooo:paragraph-rsid="00c384cf"/>
    </style:style>
    <style:style style:name="P47" style:family="paragraph" style:parent-style-name="Footer">
      <style:paragraph-properties fo:text-align="start" style:justify-single-word="false"/>
      <style:text-properties officeooo:paragraph-rsid="0211dd7e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text-properties officeooo:rsid="0242edd8" officeooo:paragraph-rsid="0242edd8"/>
    </style:style>
    <style:style style:name="P50" style:family="paragraph" style:parent-style-name="Footer">
      <style:text-properties officeooo:paragraph-rsid="008d016c"/>
    </style:style>
    <style:style style:name="P51" style:family="paragraph" style:parent-style-name="Footer">
      <style:text-properties officeooo:paragraph-rsid="010f7046"/>
    </style:style>
    <style:style style:name="P52" style:family="paragraph" style:parent-style-name="Footer">
      <style:text-properties officeooo:paragraph-rsid="01120261"/>
    </style:style>
    <style:style style:name="P53" style:family="paragraph" style:parent-style-name="Footer">
      <style:paragraph-properties fo:text-align="end" style:justify-single-word="false"/>
      <style:text-properties officeooo:paragraph-rsid="00d4df5c"/>
    </style:style>
    <style:style style:name="P54" style:family="paragraph" style:parent-style-name="Footer">
      <style:text-properties officeooo:paragraph-rsid="00d4df5c"/>
    </style:style>
    <style:style style:name="P55" style:family="paragraph" style:parent-style-name="Footer">
      <style:text-properties officeooo:paragraph-rsid="00863005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2aa84d"/>
    </style:style>
    <style:style style:name="P58" style:family="paragraph" style:parent-style-name="Footer">
      <style:text-properties officeooo:paragraph-rsid="030c4d7d"/>
    </style:style>
    <style:style style:name="P59" style:family="paragraph" style:parent-style-name="Footer">
      <style:text-properties officeooo:paragraph-rsid="00d8520c"/>
    </style:style>
    <style:style style:name="P60" style:family="paragraph" style:parent-style-name="Footer">
      <style:text-properties officeooo:paragraph-rsid="02a682f9"/>
    </style:style>
    <style:style style:name="P6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62" style:family="paragraph" style:parent-style-name="Header">
      <style:paragraph-properties fo:margin-left="0cm" fo:margin-right="0cm" fo:text-indent="0cm" style:auto-text-indent="false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start" style:justify-single-word="false"/>
      <style:text-properties officeooo:paragraph-rsid="0211dd7e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a56131"/>
    </style:style>
    <style:style style:name="P81" style:family="paragraph" style:parent-style-name="Header">
      <style:paragraph-properties fo:text-align="center" style:justify-single-word="false"/>
      <style:text-properties officeooo:paragraph-rsid="00ab054e"/>
    </style:style>
    <style:style style:name="P82" style:family="paragraph" style:parent-style-name="Header">
      <style:paragraph-properties fo:text-align="center" style:justify-single-word="false"/>
      <style:text-properties officeooo:paragraph-rsid="00c10aa6"/>
    </style:style>
    <style:style style:name="P83" style:family="paragraph" style:parent-style-name="Standard">
      <style:text-properties fo:color="#000000" loext:opacity="100%" style:font-name="Bitstream Vera Sans3" fo:font-size="10pt" fo:font-style="normal" officeooo:rsid="00425cb8" officeooo:paragraph-rsid="0065080e" style:font-style-asian="normal" style:font-style-complex="normal"/>
    </style:style>
    <style:style style:name="P8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7" style:family="paragraph" style:parent-style-name="_5f_Header_20_D_20_page_20_impaire_20__28_D_29_">
      <style:text-properties officeooo:paragraph-rsid="01a13e78"/>
    </style:style>
    <style:style style:name="P88" style:family="paragraph" style:parent-style-name="_5f_Header_20_G_20_page_20_paire_20__28_G_29_">
      <style:text-properties officeooo:paragraph-rsid="00eb2abc"/>
    </style:style>
    <style:style style:name="P89" style:family="paragraph" style:parent-style-name="_5f_Header_20_G_20_page_20_paire_20__28_G_29_">
      <style:text-properties officeooo:paragraph-rsid="0334a5be"/>
    </style:style>
    <style:style style:name="P90" style:family="paragraph" style:parent-style-name="_5f_Header_20_G_20_page_20_paire_20__28_G_29_">
      <style:paragraph-properties fo:text-align="start" style:justify-single-word="false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N_20_page_20_impaire_20__28_D_29_">
      <style:text-properties officeooo:rsid="027aa87d" officeooo:paragraph-rsid="027aa87d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3" style:family="paragraph" style:parent-style-name="_5f_Paragraphe">
      <style:text-properties officeooo:paragraph-rsid="008c4f80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remier_5f_Titre_5f_Exercices_5f_avec_5f_Num_20_Exo_5f_Avec_5f_Titre" style:master-page-name="_36__5f_1_5f_SERIE_5f_G_5f_GAUCHE_5f_ET_5f_DROITE_5f_1COL">
      <style:paragraph-properties style:page-number="216" fo:break-before="auto" fo:break-after="auto"/>
    </style:style>
    <style:style style:name="P112" style:family="paragraph" style:parent-style-name="_5f_Premier_5f_Titre_5f_Exercices_5f_avec_5f_Num_5f_Exo_5f_sans_5f_Titre" style:list-style-name="_5f_Numérotation_20_des_20_exercices"/>
    <style:style style:name="P113" style:family="paragraph" style:parent-style-name="_5f_Titre_5f_Exercices_5f_avec_5f_Titre" style:list-style-name="_5f_Numérotation_20_des_20_exercices"/>
    <style:style style:name="P114" style:family="paragraph" style:parent-style-name="_5f_Titre_5f_Exercices_5f_sans_5f_Titre" style:list-style-name="_5f_Numérotation_20_des_20_exercices"/>
    <style:style style:name="P115" style:family="paragraph">
      <style:paragraph-properties fo:text-align="center"/>
    </style:style>
    <style:style style:name="P1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3" style:family="paragraph">
      <loext:graphic-properties draw:fill="solid" draw:fill-color="#7fb241"/>
    </style:style>
    <style:style style:name="P124" style:family="paragraph">
      <loext:graphic-properties draw:fill="solid" draw:fill-color="#1ca2b8"/>
    </style:style>
    <style:style style:name="P12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62e4e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00b8ff"/>
      <style:paragraph-properties fo:margin-left="0cm" fo:margin-right="0cm" fo:margin-top="0.42cm" fo:margin-bottom="0.2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14pt" fo:font-style="italic" fo:text-shadow="none" style:text-underline-style="none" fo:font-weight="bold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5" style:family="paragraph">
      <loext:graphic-properties draw:fill="none" draw:fill-color="#00b8ff" draw:fill-image-width="0cm" draw:fill-image-height="0cm"/>
      <style:paragraph-properties fo:margin-left="0cm" fo:margin-right="0cm" fo:margin-top="0.42cm" fo:margin-bottom="0.21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14pt" fo:font-style="italic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8" style:family="paragraph">
      <loext:graphic-properties draw:fill="none" draw:fill-color="#00b8ff"/>
      <style:paragraph-properties fo:margin-left="0cm" fo:margin-right="0cm" fo:margin-top="0.42cm" fo:margin-bottom="0.21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14pt" fo:font-style="italic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9" style:family="paragraph">
      <style:paragraph-properties fo:margin-left="0cm" fo:margin-right="0cm" fo:margin-top="0cm" fo:margin-bottom="0cm" fo:line-height="100%" fo:text-indent="0cm"/>
    </style:style>
    <style:style style:name="P14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41" style:family="paragraph">
      <style:paragraph-properties fo:margin-left="0cm" fo:margin-right="0cm" fo:margin-top="0cm" fo:margin-bottom="0cm" fo:line-height="100%" fo:text-align="center" fo:text-indent="0cm"/>
    </style:style>
    <style:style style:name="P14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6" style:family="text">
      <style:text-properties fo:font-variant="small-caps" officeooo:rsid="0054f64f"/>
    </style:style>
    <style:style style:name="T37" style:family="text">
      <style:text-properties fo:font-variant="small-caps" officeooo:rsid="007d7a6f"/>
    </style:style>
    <style:style style:name="T38" style:family="text">
      <style:text-properties fo:font-variant="small-caps" officeooo:rsid="0096b4e2"/>
    </style:style>
    <style:style style:name="T39" style:family="text">
      <style:text-properties fo:font-variant="small-caps" officeooo:rsid="00a847d5"/>
    </style:style>
    <style:style style:name="T40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7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58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59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6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6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6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1" style:family="text">
      <style:text-properties fo:font-variant="small-caps" fo:color="#9d0f89" loext:opacity="100%" style:font-name="Bitstream Vera Sans" fo:font-size="16pt" fo:font-weight="bold" officeooo:rsid="01a13e78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a59037"/>
    </style:style>
    <style:style style:name="T149" style:family="text">
      <style:text-properties officeooo:rsid="0096b4e2"/>
    </style:style>
    <style:style style:name="T150" style:family="text">
      <style:text-properties officeooo:rsid="0032e83a"/>
    </style:style>
    <style:style style:name="T151" style:family="text">
      <style:text-properties officeooo:rsid="002b33ed"/>
    </style:style>
    <style:style style:name="T152" style:family="text">
      <style:text-properties officeooo:rsid="008d016c"/>
    </style:style>
    <style:style style:name="T153" style:family="text">
      <style:text-properties officeooo:rsid="01fe03f2"/>
    </style:style>
    <style:style style:name="T154" style:family="text">
      <style:text-properties officeooo:rsid="010c4d3a"/>
    </style:style>
    <style:style style:name="T155" style:family="text">
      <style:text-properties officeooo:rsid="00b6801f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officeooo:rsid="00a59a60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officeooo:rsid="0334a5be"/>
    </style:style>
    <style:style style:name="T177" style:family="text">
      <style:text-properties officeooo:rsid="0315af39"/>
    </style:style>
    <style:style style:name="T178" style:family="text">
      <style:text-properties officeooo:rsid="00a4cf55"/>
    </style:style>
    <style:style style:name="T179" style:family="text">
      <style:text-properties officeooo:rsid="009e3fdd"/>
    </style:style>
    <style:style style:name="T180" style:family="text">
      <style:text-properties style:use-window-font-color="true" loext:opacity="0%"/>
    </style:style>
    <style:style style:name="T181" style:family="text">
      <style:text-properties style:use-window-font-color="true" loext:opacity="0%" officeooo:rsid="00636df1"/>
    </style:style>
    <style:style style:name="T182" style:family="text">
      <style:text-properties style:use-window-font-color="true" loext:opacity="0%" officeooo:rsid="0065080e"/>
    </style:style>
    <style:style style:name="T183" style:family="text">
      <style:text-properties style:use-window-font-color="true" loext:opacity="0%" officeooo:rsid="006b471b"/>
    </style:style>
    <style:style style:name="T184" style:family="text">
      <style:text-properties fo:color="#000000" loext:opacity="100%" fo:font-style="normal" fo:font-weight="normal" officeooo:rsid="006ec6e9"/>
    </style:style>
    <style:style style:name="T185" style:family="text">
      <style:text-properties officeooo:rsid="00596358"/>
    </style:style>
    <style:style style:name="T186" style:family="text">
      <style:text-properties officeooo:rsid="0061b00a"/>
    </style:style>
    <style:style style:name="T187" style:family="text">
      <style:text-properties fo:color="#c9211e" loext:opacity="100%"/>
    </style:style>
    <style:style style:name="T188" style:family="text">
      <style:text-properties fo:color="#c9211e" loext:opacity="100%" fo:font-weight="bold" style:font-weight-asian="bold" style:font-weight-complex="bold"/>
    </style:style>
    <style:style style:name="T189" style:family="text"/>
    <style:style style:name="T190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1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92" style:family="text">
      <style:text-properties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1ca2b8" style:height="100%" style:style="solid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Dot" svg:stroke-width="0.03cm" svg:stroke-color="#ff660d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6" style:family="graphic">
      <style:graphic-properties draw:stroke="dash" draw:stroke-dash="Dashed_20__28_var_29__20_7665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Dashed_20__28_var_29__20_7666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8" style:family="graphic">
      <style:graphic-properties draw:stroke="dash" draw:stroke-dash="Dashed_20__28_var_29__20_7671" svg:stroke-width="0.03cm" svg:stroke-color="#7fb241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2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tyle:run-through="foreground"/>
    </style:style>
    <style:style style:name="gr31" style:family="graphic">
      <style:graphic-properties draw:stroke="solid" draw:stroke-dash="Ultrafine_20_Dashed" svg:stroke-width="0.03cm" svg:stroke-color="#1ca2b8" draw:marker-start="" draw:marker-start-width="0.25cm" draw:marker-start-center="false" draw:marker-end="" draw:marker-end-width="0.2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Ultrafine_20_Dashed" svg:stroke-width="0.03cm" svg:stroke-color="#1ca2b8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3" style:family="graphic">
      <style:graphic-properties draw:stroke="dash" draw:stroke-dash="Ultrafine_20_Dashed" svg:stroke-width="0.03cm" svg:stroke-color="#1ca2b8" draw:marker-start="" draw:marker-start-width="0.25cm" draw:marker-start-center="false" draw:marker-end="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18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19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20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21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22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Dashed_20__28_var_29__20_39" svg:stroke-width="0.041cm" svg:stroke-color="#9d0f89" draw:marker-start="" draw:marker-start-width="0.362cm" draw:marker-start-center="false" draw:marker-end="" draw:marker-end-width="0.362cm" draw:marker-end-center="false" draw:fill="none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24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25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42" style:family="graphic">
      <style:graphic-properties draw:stroke="dash" draw:stroke-dash="Dashed_20__28_var_29__20_40" svg:stroke-width="0.041cm" svg:stroke-color="#9d0f89" draw:marker-start="" draw:marker-start-width="0.362cm" draw:marker-start-center="false" draw:marker-end="" draw:marker-end-width="0.362cm" draw:marker-end-center="false" draw:fill="none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43" style:family="graphic">
      <style:graphic-properties draw:stroke="dash" draw:stroke-dash="Dashed_20__28_var_29__20_27" svg:stroke-width="0.041cm" svg:stroke-color="#9d0f89" draw:marker-start="" draw:marker-start-width="0.362cm" draw:marker-start-center="false" draw:marker-end="" draw:marker-end-width="0.362cm" draw:marker-end-center="false" draw:fill="none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28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41" svg:stroke-width="0.041cm" svg:stroke-color="#9d0f89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111cm" fo:padding-left="0.019cm" fo:padding-right="0.019cm" draw:shadow="hidden" draw:shadow-offset-x="0.3cm" draw:shadow-offset-y="0.3cm" draw:shadow-color="#808080" style:run-through="foreground"/>
    </style:style>
    <style:style style:name="gr46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tyle:run-through="background"/>
    </style:style>
    <style:style style:name="gr48" style:family="graphic">
      <style:graphic-properties draw:stroke="solid" draw:stroke-dash="Dashed_20__28_var_29__20_383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49" style:family="graphic">
      <style:graphic-properties draw:stroke="solid" draw:stroke-dash="Dashed_20__28_var_29__20_384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0" style:family="graphic">
      <style:graphic-properties draw:stroke="solid" draw:stroke-dash="Dashed_20__28_var_29__20_385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1" style:family="graphic">
      <style:graphic-properties draw:stroke="solid" draw:stroke-dash="Dashed_20__28_var_29__20_386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2" style:family="graphic">
      <style:graphic-properties draw:stroke="solid" draw:stroke-dash="Dashed_20__28_var_29__20_387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3" style:family="graphic">
      <style:graphic-properties draw:stroke="solid" draw:stroke-dash="Dashed_20__28_var_29__20_388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4" style:family="graphic">
      <style:graphic-properties draw:stroke="solid" draw:stroke-dash="Dashed_20__28_var_29__20_389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5" style:family="graphic">
      <style:graphic-properties draw:stroke="solid" draw:stroke-dash="Dashed_20__28_var_29__20_390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6" style:family="graphic">
      <style:graphic-properties draw:stroke="dash" draw:stroke-dash="Dashed_20__28_var_29__20_391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7" style:family="graphic">
      <style:graphic-properties draw:stroke="solid" draw:stroke-dash="Dashed_20__28_var_29__20_392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8" style:family="graphic">
      <style:graphic-properties draw:stroke="solid" draw:stroke-dash="Dashed_20__28_var_29__20_393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59" style:family="graphic">
      <style:graphic-properties draw:stroke="dash" draw:stroke-dash="Dashed_20__28_var_29__20_394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0" style:family="graphic">
      <style:graphic-properties draw:stroke="dash" draw:stroke-dash="Dashed_20__28_var_29__20_395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1" style:family="graphic">
      <style:graphic-properties draw:stroke="dash" draw:stroke-dash="Dashed_20__28_var_29__20_396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2" style:family="graphic">
      <style:graphic-properties draw:stroke="dash" draw:stroke-dash="Dashed_20__28_var_29__20_397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3" style:family="graphic">
      <style:graphic-properties draw:stroke="dash" draw:stroke-dash="Dashed_20__28_var_29__20_398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4" style:family="graphic">
      <style:graphic-properties draw:stroke="solid" draw:stroke-dash="Dashed_20__28_var_29__20_399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5" style:family="graphic">
      <style:graphic-properties draw:stroke="solid" draw:stroke-dash="Dashed_20__28_var_29__20_400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6" style:family="graphic">
      <style:graphic-properties draw:stroke="solid" draw:stroke-dash="Dashed_20__28_var_29__20_401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7" style:family="graphic">
      <style:graphic-properties draw:stroke="solid" draw:stroke-dash="Dashed_20__28_var_29__20_402" svg:stroke-width="0.041cm" svg:stroke-color="#b38d19" draw:marker-start-width="0.362cm" draw:marker-start-center="false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8" style:family="graphic">
      <style:graphic-properties draw:stroke="dash" draw:stroke-dash="Dashed_20__28_var_29__20_403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69" style:family="graphic">
      <style:graphic-properties draw:stroke="dash" draw:stroke-dash="Dashed_20__28_var_29__20_404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70" style:family="graphic">
      <style:graphic-properties draw:stroke="dash" draw:stroke-dash="Dashed_20__28_var_29__20_405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71" style:family="graphic">
      <style:graphic-properties draw:stroke="dash" draw:stroke-dash="Dashed_20__28_var_29__20_406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72" style:family="graphic">
      <style:graphic-properties draw:stroke="solid" draw:stroke-dash="Dashed_20__28_var_29__20_407" svg:stroke-width="0.041cm" svg:stroke-color="#b38d19" draw:marker-start-width="0.362cm" draw:marker-start-center="false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background"/>
    </style:style>
    <style:style style:name="gr73" style:family="graphic">
      <style:graphic-properties draw:stroke="solid" draw:stroke-dash="Dashed_20__28_var_29__20_42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31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32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33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34" svg:stroke-width="0.041cm" svg:stroke-color="#7fb241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" style:family="graphic">
      <style:graphic-properties draw:stroke="dash" draw:stroke-dash="Dashed_20__28_var_29__20_43" svg:stroke-width="0.041cm" svg:stroke-color="#7fb241" draw:marker-start-width="0.362cm" draw:marker-start-center="false" draw:marker-end-width="0.362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" style:family="graphic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solid" draw:stroke-dash="Dashed_20__28_var_29__20_366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367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368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369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370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>
      <style:graphic-properties draw:stroke="dash" draw:stroke-dash="Dashed_20__28_var_29__20_371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372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dash" draw:stroke-dash="Dashed_20__28_var_29__20_373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dash" draw:stroke-dash="Dashed_20__28_var_29__20_374" svg:stroke-width="0.019cm" svg:stroke-color="#d3802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none" draw:stroke-dash="Dashed_20__28_var_29__20_375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draw:stroke-dash="Dashed_20__28_var_29__20_376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none" draw:stroke-dash="Dashed_20__28_var_29__20_377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2" style:family="graphic">
      <style:graphic-properties draw:stroke="none" draw:stroke-dash="Dashed_20__28_var_29__20_378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draw:stroke-dash="Dashed_20__28_var_29__20_379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draw:stroke-dash="Dashed_20__28_var_29__20_380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draw:stroke-dash="Dashed_20__28_var_29__20_381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draw:stroke-dash="Dashed_20__28_var_29__20_382" svg:stroke-width="0.019cm" svg:stroke-color="#ff660d" draw:marker-start-width="0.33cm" draw:marker-start-center="false" draw:marker-end-width="0.33cm" draw:marker-end-center="false" draw:fill="none" draw:fill-color="#ffffff" draw:fill-image-width="0cm" draw:fill-image-height="0cm" fo:min-height="0.376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9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d9e0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03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5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7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0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4" draw:name="Shape8_2" draw:style-name="gr18" draw:text-style-name="P122" svg:width="2.703cm" svg:height="0.715cm" draw:transform="rotate (0.0872664625997165) translate (1.32644444444444cm 1.21884722222222cm)">
        <draw:text-box>
          <text:p text:style-name="P115"><text:span text:style-name="T190">Série 1</text:span></text:p>
        </draw:text-box>
      </draw:frame>
      <draw:frame text:anchor-type="page" text:anchor-page-number="3" draw:z-index="23" draw:name="Shape2_2" draw:style-name="gr19" draw:text-style-name="P127" svg:width="3.918cm" svg:height="1.031cm" draw:transform="rotate (0.0876155284501153) translate (0.137583333333333cm 0.342194444444444cm)">
        <draw:text-box>
          <text:p text:style-name="P115"><text:span text:style-name="T191">Fiche supplémentaire</text:span></text:p>
        </draw:text-box>
      </draw:frame>
      <draw:path text:anchor-type="page" text:anchor-page-number="3" draw:z-index="22" draw:name="Shape7_0" draw:style-name="gr20" draw:text-style-name="P124" svg:width="4.329cm" svg:height="2.24cm" svg:x="0cm" svg:y="0cm" svg:viewBox="0 0 4330 2241" svg:d="M0 2241l3984-288c209-15 363-168 345-342l-170-1611h-4159z">
        <text:p/>
      </draw:path>
      <draw:line text:anchor-type="page" text:anchor-page-number="3" draw:z-index="21" draw:name="Shape9_0" draw:style-name="gr21" draw:text-style-name="P115" svg:x1="10.832cm" svg:y1="1.39cm" svg:x2="21.996cm" svg:y2="1.36cm">
        <text:p/>
      </draw:line>
      <draw:frame text:anchor-type="page" text:anchor-page-number="2" draw:z-index="20" draw:name="Shape2_0" draw:style-name="gr19" draw:text-style-name="P127" svg:width="3.918cm" svg:height="1.031cm" draw:transform="rotate (0.0876155284501153) translate (0.137583333333333cm 0.342194444444444cm)">
        <draw:text-box>
          <text:p text:style-name="P115"><text:span text:style-name="T191">Fiche supplémentaire</text:span></text:p>
        </draw:text-box>
      </draw:frame>
      <draw:frame text:anchor-type="page" text:anchor-page-number="1" draw:z-index="19" draw:name="Shape2_1" draw:style-name="gr19" draw:text-style-name="P127" svg:width="3.918cm" svg:height="1.031cm" draw:transform="rotate (0.0876155284501153) translate (0.137583333333333cm 0.342194444444444cm)">
        <draw:text-box>
          <text:p text:style-name="P115"><text:span text:style-name="T191">Fiche supplémentaire</text:span></text:p>
        </draw:text-box>
      </draw:frame>
      <draw:frame text:anchor-type="page" text:anchor-page-number="2" draw:z-index="8" draw:name="Shape8_1" draw:style-name="gr18" draw:text-style-name="P122" svg:width="2.703cm" svg:height="0.715cm" draw:transform="rotate (0.0872664625997165) translate (1.32644444444444cm 1.21884722222222cm)">
        <draw:text-box>
          <text:p text:style-name="P115"><text:span text:style-name="T190">Série 1</text:span></text:p>
        </draw:text-box>
      </draw:frame>
      <draw:frame text:anchor-type="page" text:anchor-page-number="1" draw:z-index="7" draw:name="Shape8_0" draw:style-name="gr18" draw:text-style-name="P122" svg:width="2.703cm" svg:height="0.715cm" draw:transform="rotate (0.0872664625997165) translate (1.32644444444444cm 1.21884722222222cm)">
        <draw:text-box>
          <text:p text:style-name="P115"><text:span text:style-name="T190">Série 1</text:span></text:p>
        </draw:text-box>
      </draw:frame>
      <draw:path text:anchor-type="page" text:anchor-page-number="2" draw:z-index="6" draw:name="Shape7_2" draw:style-name="gr20" draw:text-style-name="P124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5" draw:name="Shape7_1" draw:style-name="gr20" draw:text-style-name="P124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4" draw:name="Shape9_1" draw:style-name="gr21" draw:text-style-name="P115" svg:x1="10.832cm" svg:y1="1.39cm" svg:x2="21.996cm" svg:y2="1.36cm">
        <text:p/>
      </draw:line>
      <draw:line text:anchor-type="page" text:anchor-page-number="1" draw:z-index="3" draw:name="Shape3" draw:style-name="gr21" draw:text-style-name="P115" svg:x1="11.863cm" svg:y1="1.383cm" svg:x2="19.968cm" svg:y2="1.36cm">
        <text:p/>
      </draw:line>
      <text:section text:style-name="Sect1" text:name="Section3">
        <text:list xml:id="list349203547" text:style-name="_5f_Numérotation_20_des_20_exercices">
          <text:list-item text:start-value="1">
            <text:h text:style-name="P111" text:outline-level="1" text:restart-numbering="true" text:start-value="1"><draw:g text:anchor-type="paragraph" draw:z-index="9" draw:name="Shape13" draw:style-name="gr79"><draw:g draw:style-name="gr30"><draw:rect draw:style-name="gr80" draw:text-style-name="P136" svg:width="2.311cm" svg:height="1.535cm" svg:x="14.989cm" svg:y="1.605cm"><text:p/></draw:rect><draw:line draw:style-name="gr81" draw:text-style-name="P136" svg:x1="14.986cm" svg:y1="1.605cm" svg:x2="16.524cm" svg:y2="0.686cm"><text:p/></draw:line><draw:line draw:style-name="gr82" draw:text-style-name="P136" svg:x1="17.299cm" svg:y1="1.605cm" svg:x2="18.835cm" svg:y2="0.686cm"><text:p/></draw:line><draw:line draw:style-name="gr83" draw:text-style-name="P136" svg:x1="17.299cm" svg:y1="3.136cm" svg:x2="18.835cm" svg:y2="2.217cm"><text:p/></draw:line><draw:line draw:style-name="gr84" draw:text-style-name="P136" svg:x1="16.524cm" svg:y1="0.686cm" svg:x2="18.833cm" svg:y2="0.686cm"><text:p/></draw:line><draw:line draw:style-name="gr85" draw:text-style-name="P136" svg:x1="16.524cm" svg:y1="2.217cm" svg:x2="18.833cm" svg:y2="2.217cm"><text:p/></draw:line><draw:line draw:style-name="gr86" draw:text-style-name="P136" svg:x1="18.833cm" svg:y1="2.219cm" svg:x2="18.833cm" svg:y2="0.686cm"><text:p/></draw:line><draw:line draw:style-name="gr87" draw:text-style-name="P136" svg:x1="16.524cm" svg:y1="2.219cm" svg:x2="16.524cm" svg:y2="0.686cm"><text:p/></draw:line><draw:line draw:style-name="gr88" draw:text-style-name="P136" svg:x1="14.986cm" svg:y1="3.136cm" svg:x2="16.524cm" svg:y2="2.217cm"><text:p/></draw:line></draw:g><draw:frame draw:style-name="gr89" draw:text-style-name="P140" svg:width="0.301cm" svg:height="0.376cm" svg:x="18.616cm" svg:y="0.36cm"><draw:text-box><text:p text:style-name="P139"><text:span text:style-name="T192">P</text:span></text:p></draw:text-box></draw:frame><draw:frame draw:style-name="gr90" draw:text-style-name="P142" svg:width="0.401cm" svg:height="0.376cm" svg:x="16.189cm" svg:y="1.872cm"><draw:text-box><text:p text:style-name="P141"><text:span text:style-name="T192">R</text:span></text:p></draw:text-box></draw:frame><draw:frame draw:style-name="gr91" draw:text-style-name="P140" svg:width="0.459cm" svg:height="0.376cm" svg:x="16.273cm" svg:y="0.385cm"><draw:text-box><text:p text:style-name="P139"><text:span text:style-name="T192">O</text:span></text:p></draw:text-box></draw:frame><draw:frame draw:style-name="gr92" draw:text-style-name="P140" svg:width="0.35cm" svg:height="0.376cm" svg:x="14.654cm" svg:y="3.189cm"><draw:text-box><text:p text:style-name="P139"><text:span text:style-name="T192">N</text:span></text:p></draw:text-box></draw:frame><draw:frame draw:style-name="gr93" draw:text-style-name="P140" svg:width="0.701cm" svg:height="0.376cm" svg:x="17.004cm" svg:y="3.189cm"><draw:text-box><text:p text:style-name="P139"><text:span text:style-name="T192">M</text:span></text:p></draw:text-box></draw:frame><draw:frame draw:style-name="gr94" draw:text-style-name="P140" svg:width="0.414cm" svg:height="0.376cm" svg:x="14.703cm" svg:y="1.314cm"><draw:text-box><text:p text:style-name="P139"><text:span text:style-name="T192">K</text:span></text:p></draw:text-box></draw:frame><draw:frame draw:style-name="gr95" draw:text-style-name="P140" svg:width="0.502cm" svg:height="0.376cm" svg:x="17.042cm" svg:y="1.672cm"><draw:text-box><text:p text:style-name="P139"><text:span text:style-name="T192">L</text:span></text:p></draw:text-box></draw:frame><draw:frame draw:style-name="gr96" draw:text-style-name="P140" svg:width="0.502cm" svg:height="0.376cm" svg:x="18.517cm" svg:y="1.842cm"><draw:text-box><text:p text:style-name="P139"><text:span text:style-name="T192">Q</text:span></text:p></draw:text-box></draw:frame></draw:g><text:span text:style-name="_5f_Caractères_5f_gras">Description de solides (bis)</text:span></text:h>
            <text:list>
              <text:list-item text:start-value="1">
                <text:p text:style-name="P108"><text:span text:style-name="_5f_Caractères">Quel est le nom de ce solide ? </text:span><text:span text:style-name="_5f_pointillés_20_gris">……………………………...</text:span></text:p>
              </text:list-item>
              <text:list-item>
                <text:p text:style-name="P108"><text:span text:style-name="_5f_Caractères">Quelle est la nature de ses faces ? </text:span><text:span text:style-name="_5f_pointillés_20_gris">……………………………...</text:span></text:p>
              </text:list-item>
              <text:list-item>
                <text:p text:style-name="P108"><text:span text:style-name="_5f_Caractères">Quelles sont les faces identiques ? 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…………………………………..</text:span></text:p>
        <text:list xml:id="list102043439913050" text:continue-numbering="true" text:style-name="_5f_Numérotation_20_des_20_exercices">
          <text:list-item>
            <text:list>
              <text:list-item>
                <text:p text:style-name="P108"><text:span text:style-name="_5f_Caractères">Que peut‑on dire des arêtes [NR], [MQ], [LP] et [KO] ? </text:span><text:span text:style-name="_5f_pointillés_20_gris">……………………………………………………….</text:span></text:p>
              </text:list-item>
              <text:list-item>
                <text:p text:style-name="P108"><text:span text:style-name="_5f_Caractères">Nomme toutes ses autres arêtes : </text:span><text:span text:style-name="_5f_pointillés_20_gris">…………………………………………………………………</text:span></text:p>
              </text:list-item>
            </text:list>
          </text:list-item>
        </text:list>
        <text:h text:style-name="_5f_Paragraphe" text:outline-level="1"/>
      </text:section>
      <text:list xml:id="list102043794831140" text:continue-numbering="true" text:style-name="_5f_Numérotation_20_des_20_exercices">
        <text:list-item>
          <text:h text:style-name="P113" text:outline-level="1"><text:span text:style-name="_5f_Caractères_5f_gras">Le compte est-il bon ?</text:span></text:h>
        </text:list-item>
      </text:list>
      <text:h text:style-name="_5f_Paragraphe" text:outline-level="1"><text:span text:style-name="_5f_Caractères">Complète le tableau suivant.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 table:number-columns-repeated="2"/>
        <table:table-column table:style-name="Tableau2.B"/>
        <table:table-row table:style-name="Tableau2.1">
          <table:table-cell table:style-name="Tableau2.A1" office:value-type="string">
            <text:h text:style-name="_5f_Tableau_5f_Centré_5f_Gras" text:outline-level="1"><draw:g text:anchor-type="paragraph" draw:z-index="13" draw:name="Shape15" draw:style-name="gr22"><draw:line draw:style-name="gr34" draw:text-style-name="P132" svg:x1="3.906cm" svg:y1="2.898cm" svg:x2="3.891cm" svg:y2="1.028cm"><text:p/></draw:line><draw:line draw:style-name="gr35" draw:text-style-name="P132" svg:x1="3.907cm" svg:y1="2.898cm" svg:x2="4.898cm" svg:y2="2.891cm"><text:p/></draw:line><draw:line draw:style-name="gr36" draw:text-style-name="P132" svg:x1="4.881cm" svg:y1="1.022cm" svg:x2="4.896cm" svg:y2="2.892cm"><text:p/></draw:line><draw:line draw:style-name="gr37" draw:text-style-name="P132" svg:x1="3.891cm" svg:y1="1.029cm" svg:x2="4.882cm" svg:y2="1.022cm"><text:p/></draw:line><draw:line draw:style-name="gr38" draw:text-style-name="P132" svg:x1="3.902cm" svg:y1="2.897cm" svg:x2="3.401cm" svg:y2="1.966cm"><text:p/></draw:line><draw:line draw:style-name="gr39" draw:text-style-name="P133" svg:x1="4.394cm" svg:y1="1.96cm" svg:x2="4.379cm" svg:y2="0.09cm"><text:p/></draw:line><draw:line draw:style-name="gr40" draw:text-style-name="P132" svg:x1="3.402cm" svg:y1="1.967cm" svg:x2="3.387cm" svg:y2="0.097cm"><text:p/></draw:line><draw:line draw:style-name="gr41" draw:text-style-name="P132" svg:x1="3.387cm" svg:y1="0.097cm" svg:x2="4.378cm" svg:y2="0.09cm"><text:p/></draw:line><draw:line draw:style-name="gr42" draw:text-style-name="P133" svg:x1="3.401cm" svg:y1="1.966cm" svg:x2="4.392cm" svg:y2="1.959cm"><text:p/></draw:line><draw:line draw:style-name="gr43" draw:text-style-name="P133" svg:x1="4.895cm" svg:y1="2.89cm" svg:x2="4.394cm" svg:y2="1.959cm"><text:p/></draw:line><draw:line draw:style-name="gr44" draw:text-style-name="P132" svg:x1="4.88cm" svg:y1="1.021cm" svg:x2="4.379cm" svg:y2="0.09cm"><text:p/></draw:line><draw:line draw:style-name="gr45" draw:text-style-name="P132" svg:x1="3.888cm" svg:y1="1.028cm" svg:x2="3.387cm" svg:y2="0.097cm"><text:p/></draw:line></draw:g><draw:g text:anchor-type="paragraph" draw:z-index="14" draw:name="Shape17" draw:style-name="gr22"><draw:line draw:style-name="gr23" draw:text-style-name="P128" svg:x1="8.529cm" svg:y1="2.647cm" svg:x2="9.488cm" svg:y2="2.647cm"><text:p/></draw:line><draw:line draw:style-name="gr24" draw:text-style-name="P128" svg:x1="9.648cm" svg:y1="1.732cm" svg:x2="10.607cm" svg:y2="1.732cm"><text:p/></draw:line><draw:line draw:style-name="gr23" draw:text-style-name="P128" svg:x1="10.607cm" svg:y1="1.732cm" svg:x2="9.488cm" svg:y2="2.648cm"><text:p/></draw:line><draw:line draw:style-name="gr24" draw:text-style-name="P128" svg:x1="8.529cm" svg:y1="2.648cm" svg:x2="9.648cm" svg:y2="1.732cm"><text:p/></draw:line><draw:line draw:style-name="gr23" draw:text-style-name="P128" svg:x1="8.529cm" svg:y1="2.645cm" svg:x2="9.009cm" svg:y2="1.272cm"><text:p/></draw:line><draw:line draw:style-name="gr23" draw:text-style-name="P128" svg:x1="9.488cm" svg:y1="2.645cm" svg:x2="9.008cm" svg:y2="1.272cm"><text:p/></draw:line><draw:line draw:style-name="gr23" draw:text-style-name="P128" svg:x1="10.607cm" svg:y1="1.731cm" svg:x2="10.127cm" svg:y2="0.358cm"><text:p/></draw:line><draw:line draw:style-name="gr24" draw:text-style-name="P128" svg:x1="9.648cm" svg:y1="1.731cm" svg:x2="10.128cm" svg:y2="0.358cm"><text:p/></draw:line><draw:line draw:style-name="gr23" draw:text-style-name="P128" svg:x1="10.127cm" svg:y1="0.358cm" svg:x2="9.008cm" svg:y2="1.274cm"><text:p/></draw:line></draw:g><draw:g text:anchor-type="paragraph" draw:z-index="15" draw:name="Shape21" draw:style-name="gr22"><draw:line draw:style-name="gr25" draw:text-style-name="P129" svg:x1="13.858cm" svg:y1="2.598cm" svg:x2="15.059cm" svg:y2="0.221cm"><text:p/></draw:line><draw:line draw:style-name="gr25" draw:text-style-name="P129" svg:x1="15.574cm" svg:y1="2.599cm" svg:x2="13.858cm" svg:y2="2.599cm"><text:p/></draw:line><draw:line draw:style-name="gr25" draw:text-style-name="P129" svg:x1="15.572cm" svg:y1="2.598cm" svg:x2="15.054cm" svg:y2="0.221cm"><text:p/></draw:line><draw:line draw:style-name="gr25" draw:text-style-name="P129" svg:x1="15.564cm" svg:y1="2.599cm" svg:x2="16.254cm" svg:y2="2.143cm"><text:p/></draw:line><draw:line draw:style-name="gr25" draw:text-style-name="P129" svg:x1="15.054cm" svg:y1="0.221cm" svg:x2="16.261cm" svg:y2="2.138cm"><text:p/></draw:line><draw:line draw:style-name="gr26" draw:text-style-name="P129" svg:x1="15.051cm" svg:y1="0.261cm" svg:x2="14.538cm" svg:y2="2.13cm"><text:p/></draw:line><draw:line draw:style-name="gr27" draw:text-style-name="P129" svg:x1="14.535cm" svg:y1="2.143cm" svg:x2="13.853cm" svg:y2="2.613cm"><text:p/></draw:line><draw:line draw:style-name="gr28" draw:text-style-name="P129" svg:x1="14.538cm" svg:y1="2.149cm" svg:x2="16.229cm" svg:y2="2.149cm"><text:p/></draw:line></draw:g><text:span text:style-name="_5f_Caractères"/></text:h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>Solide</text:span></text:h>
            <text:h text:style-name="_5f_Tableau_5f_Centré_5f_Gras" text:outline-level="1"><text:span text:style-name="_5f_Caractères"/></text:h>
            <text:h text:style-name="_5f_Tableau_5f_Centré_5f_Gras" text:outline-level="1"><text:span text:style-name="_5f_Caractères"/></text:h>
          </table:table-cell>
          <table:table-cell table:style-name="Tableau2.B1" office:value-type="string">
            <text:h text:style-name="_5f_Tableau_5f_Centré_5f_Gras" text:outline-level="1"><text:span text:style-name="_5f_Caractères"/></text:h>
          </table:table-cell>
          <table:table-cell table:style-name="Tableau2.B1" office:value-type="string">
            <text:h text:style-name="_5f_Tableau_5f_Centré_5f_Gras" text:outline-level="1"><text:span text:style-name="_5f_Caractères"><draw:g text:anchor-type="as-char" svg:y="0.127cm" draw:z-index="10" draw:name="Shape16" draw:style-name="gr29"><draw:line draw:style-name="gr73" draw:text-style-name="P137" svg:x1="0cm" svg:y1="0cm" svg:x2="0.499cm" svg:y2="1.499cm"><text:p/></draw:line><draw:line draw:style-name="gr74" draw:text-style-name="P137" svg:x1="2cm" svg:y1="0.499cm" svg:x2="0cm" svg:y2="0cm"><text:p/></draw:line><draw:line draw:style-name="gr75" draw:text-style-name="P137" svg:x1="1.499cm" svg:y1="2cm" svg:x2="0cm" svg:y2="0cm"><text:p/></draw:line><draw:line draw:style-name="gr76" draw:text-style-name="P137" svg:x1="2cm" svg:y1="0.499cm" svg:x2="1.499cm" svg:y2="2cm"><text:p/></draw:line><draw:line draw:style-name="gr77" draw:text-style-name="P137" svg:x1="0.499cm" svg:y1="1.499cm" svg:x2="1.499cm" svg:y2="2cm"><text:p/></draw:line><draw:line draw:style-name="gr78" draw:text-style-name="P138" svg:x1="2cm" svg:y1="0.499cm" svg:x2="0.499cm" svg:y2="1.499cm"><text:p/></draw:line></draw:g></text:span></text:h>
          </table:table-cell>
          <table:table-cell table:style-name="Tableau2.B1" office:value-type="string">
            <text:h text:style-name="_5f_Tableau_5f_Centré_5f_Gras" text:outline-level="1"><text:span text:style-name="_5f_Caractères"/></text:h>
          </table:table-cell>
          <table:table-cell table:style-name="Tableau2.B1" office:value-type="string">
            <text:h text:style-name="_5f_Tableau_5f_Centré_5f_Gras" text:outline-level="1"><text:span text:style-name="_5f_Caractères"><draw:g text:anchor-type="as-char" svg:y="-1.332cm" draw:z-index="12" draw:name="Shape20" draw:style-name="gr29"><draw:g draw:style-name="gr30"><draw:polygon draw:style-name="gr31" draw:text-style-name="P130" svg:width="1.55cm" svg:height="0.713cm" svg:x="0cm" svg:y="0cm" svg:viewBox="0 0 1551 714" draw:points="0,0 1551,0 930,714 310,714"><text:p/></draw:polygon><draw:line draw:style-name="gr32" draw:text-style-name="P131" svg:x1="0cm" svg:y1="0cm" svg:x2="0cm" svg:y2="1.785cm"><text:p/></draw:line><draw:line draw:style-name="gr32" draw:text-style-name="P131" svg:x1="1.55cm" svg:y1="0cm" svg:x2="1.55cm" svg:y2="1.785cm"><text:p/></draw:line><draw:line draw:style-name="gr32" draw:text-style-name="P131" svg:x1="0.93cm" svg:y1="0.713cm" svg:x2="0.93cm" svg:y2="2.498cm"><text:p/></draw:line><draw:line draw:style-name="gr32" draw:text-style-name="P131" svg:x1="0.309cm" svg:y1="0.713cm" svg:x2="0.309cm" svg:y2="2.498cm"><text:p/></draw:line><draw:line draw:style-name="gr33" draw:text-style-name="P131" svg:x1="0cm" svg:y1="1.782cm" svg:x2="1.551cm" svg:y2="1.782cm"><text:p/></draw:line><draw:polyline draw:style-name="gr31" draw:text-style-name="P130" svg:width="1.55cm" svg:height="0.713cm" svg:x="0cm" svg:y="1.782cm" svg:viewBox="0 0 1551 714" draw:points="0,0 310,714 930,714 1551,0"><text:p/></draw:polyline></draw:g></draw:g></text:span></text:h>
          </table:table-cell>
          <table:table-cell table:style-name="Tableau2.B1" office:value-type="string">
            <text:h text:style-name="_5f_Tableau_5f_Centré_5f_Gras" text:outline-level="1"><text:span text:style-name="_5f_Caractères"/></text:h>
          </table:table-cell>
          <table:table-cell table:style-name="Tableau2.G1" office:value-type="string">
            <text:h text:style-name="_5f_Tableau_5f_Centré_5f_Gras" text:outline-level="1"><text:span text:style-name="_5f_Caractères"><draw:g text:anchor-type="as-char" svg:y="0cm" draw:z-index="11" draw:name="Shape18" draw:style-name="gr46"><draw:g draw:style-name="gr47"><draw:line draw:style-name="gr48" draw:text-style-name="P134" svg:x1="0cm" svg:y1="2.564cm" svg:x2="0cm" svg:y2="0.855cm"><text:p/></draw:line><draw:line draw:style-name="gr49" draw:text-style-name="P134" svg:x1="1.711cm" svg:y1="0.855cm" svg:x2="0cm" svg:y2="0.855cm"><text:p/></draw:line><draw:line draw:style-name="gr50" draw:text-style-name="P134" svg:x1="1.711cm" svg:y1="2.564cm" svg:x2="1.711cm" svg:y2="0.855cm"><text:p/></draw:line><draw:line draw:style-name="gr51" draw:text-style-name="P134" svg:x1="0cm" svg:y1="2.565cm" svg:x2="0.427cm" svg:y2="2.565cm"><text:p/></draw:line><draw:line draw:style-name="gr52" draw:text-style-name="P134" svg:x1="0.427cm" svg:y1="1.282cm" svg:x2="0.427cm" svg:y2="2.564cm"><text:p/></draw:line><draw:line draw:style-name="gr53" draw:text-style-name="P134" svg:x1="1.282cm" svg:y1="1.282cm" svg:x2="0.427cm" svg:y2="1.282cm"><text:p/></draw:line><draw:line draw:style-name="gr54" draw:text-style-name="P134" svg:x1="1.282cm" svg:y1="2.564cm" svg:x2="1.282cm" svg:y2="1.282cm"><text:p/></draw:line><draw:line draw:style-name="gr55" draw:text-style-name="P134" svg:x1="1.711cm" svg:y1="2.565cm" svg:x2="1.282cm" svg:y2="2.565cm"><text:p/></draw:line><draw:line draw:style-name="gr56" draw:text-style-name="P135" svg:x1="0.214cm" svg:y1="1.709cm" svg:x2="0.214cm" svg:y2="0cm"><text:p/></draw:line><draw:line draw:style-name="gr57" draw:text-style-name="P134" svg:x1="1.925cm" svg:y1="0cm" svg:x2="0.214cm" svg:y2="0cm"><text:p/></draw:line><draw:line draw:style-name="gr58" draw:text-style-name="P134" svg:x1="1.926cm" svg:y1="1.709cm" svg:x2="1.926cm" svg:y2="0cm"><text:p/></draw:line><draw:line draw:style-name="gr59" draw:text-style-name="P135" svg:x1="0.214cm" svg:y1="1.709cm" svg:x2="0.641cm" svg:y2="1.709cm"><text:p/></draw:line><draw:line draw:style-name="gr60" draw:text-style-name="P135" svg:x1="0.642cm" svg:y1="0.427cm" svg:x2="0.642cm" svg:y2="1.709cm"><text:p/></draw:line><draw:line draw:style-name="gr61" draw:text-style-name="P135" svg:x1="1.497cm" svg:y1="0.427cm" svg:x2="0.642cm" svg:y2="0.427cm"><text:p/></draw:line><draw:line draw:style-name="gr62" draw:text-style-name="P135" svg:x1="1.496cm" svg:y1="1.709cm" svg:x2="1.496cm" svg:y2="0.427cm"><text:p/></draw:line><draw:line draw:style-name="gr63" draw:text-style-name="P135" svg:x1="1.925cm" svg:y1="1.709cm" svg:x2="1.496cm" svg:y2="1.709cm"><text:p/></draw:line><draw:line draw:style-name="gr64" draw:text-style-name="P134" svg:x1="0.214cm" svg:y1="0cm" svg:x2="0cm" svg:y2="0.855cm"><text:p/></draw:line><draw:line draw:style-name="gr65" draw:text-style-name="P134" svg:x1="1.925cm" svg:y1="0cm" svg:x2="1.711cm" svg:y2="0.855cm"><text:p/></draw:line><draw:line draw:style-name="gr66" draw:text-style-name="P134" svg:x1="1.925cm" svg:y1="1.709cm" svg:x2="1.711cm" svg:y2="2.564cm"><text:p/></draw:line><draw:line draw:style-name="gr67" draw:text-style-name="P134" svg:x1="0.641cm" svg:y1="1.709cm" svg:x2="0.427cm" svg:y2="2.564cm"><text:p/></draw:line><draw:line draw:style-name="gr68" draw:text-style-name="P135" svg:x1="0.214cm" svg:y1="1.709cm" svg:x2="0cm" svg:y2="2.564cm"><text:p/></draw:line><draw:line draw:style-name="gr69" draw:text-style-name="P135" svg:x1="1.496cm" svg:y1="1.709cm" svg:x2="1.282cm" svg:y2="2.564cm"><text:p/></draw:line><draw:line draw:style-name="gr70" draw:text-style-name="P135" svg:x1="0.641cm" svg:y1="0.471cm" svg:x2="0.427cm" svg:y2="1.326cm"><text:p/></draw:line><draw:line draw:style-name="gr71" draw:text-style-name="P135" svg:x1="1.496cm" svg:y1="0.427cm" svg:x2="1.282cm" svg:y2="1.282cm"><text:p/></draw:line></draw:g><draw:line draw:style-name="gr72" draw:text-style-name="P136" svg:x1="0.642cm" svg:y1="1.266cm" svg:x2="0.642cm" svg:y2="1.717cm"><text:p/></draw:line></draw:g>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ature du solide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G2" office:value-type="string">
            <text:h text:style-name="_5f_Tableau_5f_Centré" text:outline-level="1"><text:span text:style-name="_5f_Caractères">……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ombre de sommets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G2" office:value-type="string">
            <text:h text:style-name="_5f_Tableau_5f_Centré" text:outline-level="1"><text:span text:style-name="_5f_Caractères">……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ombre de faces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G2" office:value-type="string">
            <text:h text:style-name="_5f_Tableau_5f_Centré" text:outline-level="1"><text:span text:style-name="_5f_Caractères">……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Nombre d’arêtes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G2" office:value-type="string">
            <text:h text:style-name="_5f_Tableau_5f_Centré" text:outline-level="1"><text:span text:style-name="_5f_Caractères">……</text:span></text:h>
          </table:table-cell>
        </table:table-row>
        <table:table-row table:style-name="Tableau2.2">
          <table:table-cell table:style-name="Tableau2.A2" office:value-type="string">
            <text:h text:style-name="_5f_Tableau_5f_Centré_5f_Gras" text:outline-level="1"><text:span text:style-name="_5f_Caractères">sommets+fa-ces </text:span><text:span text:style-name="_5f_Caractères"><text:span text:style-name="T187">– </text:span></text:span><text:span text:style-name="_5f_Caractères">arêtes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A2" office:value-type="string">
            <text:h text:style-name="_5f_Tableau_5f_Centré" text:outline-level="1"><text:span text:style-name="_5f_Caractères">……</text:span></text:h>
          </table:table-cell>
          <table:table-cell table:style-name="Tableau2.G2" office:value-type="string">
            <text:h text:style-name="_5f_Tableau_5f_Centré" text:outline-level="1"><text:span text:style-name="_5f_Caractères">……</text:span></text:h>
          </table:table-cell>
        </table:table-row>
      </table:table>
      <text:h text:style-name="P103" text:outline-level="1"><text:span text:style-name="_5f_Caractères">Pour chaque solide, calcule (nombre de sommets)+(nombre de faces) </text:span><text:span text:style-name="_5f_Caractères"><text:span text:style-name="T188">– </text:span></text:span><text:span text:style-name="_5f_Caractères">(nombre d’arêtes). Que constate-t-on ?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</text:span></text:p>
      <text:section text:style-name="Sect1" text:name="Section2">
        <text:list xml:id="list102044976914926" text:continue-numbering="true" text:style-name="_5f_Numérotation_20_des_20_exercices">
          <text:list-item>
            <text:h text:style-name="P114" text:outline-level="1"><text:span text:style-name="_5f_Caractères"><text:span text:style-name="T185">Repasse en </text:span></text:span><text:span text:style-name="_5f_Caractères"><text:span text:style-name="T184">noir</text:span></text:span><text:span text:style-name="_5f_Caractères"><text:span text:style-name="T185"> les arêtes latérales de chacun des solides suivants.</text:span></text:span></text:h>
          </text:list-item>
        </text:list>
        <text:h text:style-name="_5f_Paragraphe" text:outline-level="1"><draw:g text:anchor-type="paragraph" draw:z-index="18" draw:name="Shape17_0" draw:style-name="gr22"><draw:line draw:style-name="gr23" draw:text-style-name="P128" svg:x1="4.572cm" svg:y1="2.751cm" svg:x2="5.531cm" svg:y2="2.751cm"><text:p/></draw:line><draw:line draw:style-name="gr24" draw:text-style-name="P128" svg:x1="5.691cm" svg:y1="1.836cm" svg:x2="6.65cm" svg:y2="1.836cm"><text:p/></draw:line><draw:line draw:style-name="gr23" draw:text-style-name="P128" svg:x1="6.652cm" svg:y1="1.836cm" svg:x2="5.533cm" svg:y2="2.752cm"><text:p/></draw:line><draw:line draw:style-name="gr24" draw:text-style-name="P128" svg:x1="4.572cm" svg:y1="2.752cm" svg:x2="5.691cm" svg:y2="1.836cm"><text:p/></draw:line><draw:line draw:style-name="gr23" draw:text-style-name="P128" svg:x1="4.572cm" svg:y1="2.749cm" svg:x2="5.052cm" svg:y2="1.376cm"><text:p/></draw:line><draw:line draw:style-name="gr23" draw:text-style-name="P128" svg:x1="5.532cm" svg:y1="2.749cm" svg:x2="5.052cm" svg:y2="1.376cm"><text:p/></draw:line><draw:line draw:style-name="gr23" draw:text-style-name="P128" svg:x1="6.651cm" svg:y1="1.836cm" svg:x2="6.171cm" svg:y2="0.463cm"><text:p/></draw:line><draw:line draw:style-name="gr24" draw:text-style-name="P128" svg:x1="5.691cm" svg:y1="1.836cm" svg:x2="6.171cm" svg:y2="0.463cm"><text:p/></draw:line><draw:line draw:style-name="gr23" draw:text-style-name="P128" svg:x1="6.171cm" svg:y1="0.463cm" svg:x2="5.052cm" svg:y2="1.379cm"><text:p/></draw:line></draw:g><draw:g text:anchor-type="paragraph" draw:z-index="0" draw:name="Shape18_0" draw:style-name="gr112"><draw:g draw:style-name="gr47"><draw:line draw:style-name="gr48" draw:text-style-name="P134" svg:x1="7.186cm" svg:y1="3.058cm" svg:x2="7.186cm" svg:y2="1.349cm"><text:p/></draw:line><draw:line draw:style-name="gr49" draw:text-style-name="P134" svg:x1="8.897cm" svg:y1="1.349cm" svg:x2="7.186cm" svg:y2="1.349cm"><text:p/></draw:line><draw:line draw:style-name="gr50" draw:text-style-name="P134" svg:x1="8.897cm" svg:y1="3.058cm" svg:x2="8.897cm" svg:y2="1.349cm"><text:p/></draw:line><draw:line draw:style-name="gr51" draw:text-style-name="P134" svg:x1="7.186cm" svg:y1="3.059cm" svg:x2="7.613cm" svg:y2="3.059cm"><text:p/></draw:line><draw:line draw:style-name="gr52" draw:text-style-name="P134" svg:x1="7.613cm" svg:y1="1.776cm" svg:x2="7.613cm" svg:y2="3.058cm"><text:p/></draw:line><draw:line draw:style-name="gr53" draw:text-style-name="P134" svg:x1="8.468cm" svg:y1="1.776cm" svg:x2="7.613cm" svg:y2="1.776cm"><text:p/></draw:line><draw:line draw:style-name="gr54" draw:text-style-name="P134" svg:x1="8.468cm" svg:y1="3.058cm" svg:x2="8.468cm" svg:y2="1.776cm"><text:p/></draw:line><draw:line draw:style-name="gr55" draw:text-style-name="P134" svg:x1="8.897cm" svg:y1="3.059cm" svg:x2="8.468cm" svg:y2="3.059cm"><text:p/></draw:line><draw:line draw:style-name="gr56" draw:text-style-name="P135" svg:x1="7.398cm" svg:y1="2.203cm" svg:x2="7.398cm" svg:y2="0.494cm"><text:p/></draw:line><draw:line draw:style-name="gr57" draw:text-style-name="P134" svg:x1="9.109cm" svg:y1="0.494cm" svg:x2="7.398cm" svg:y2="0.494cm"><text:p/></draw:line><draw:line draw:style-name="gr58" draw:text-style-name="P134" svg:x1="9.112cm" svg:y1="2.203cm" svg:x2="9.112cm" svg:y2="0.494cm"><text:p/></draw:line><draw:line draw:style-name="gr59" draw:text-style-name="P135" svg:x1="7.398cm" svg:y1="2.203cm" svg:x2="7.825cm" svg:y2="2.203cm"><text:p/></draw:line><draw:line draw:style-name="gr60" draw:text-style-name="P135" svg:x1="7.828cm" svg:y1="0.921cm" svg:x2="7.828cm" svg:y2="2.203cm"><text:p/></draw:line><draw:line draw:style-name="gr61" draw:text-style-name="P135" svg:x1="8.683cm" svg:y1="0.921cm" svg:x2="7.828cm" svg:y2="0.921cm"><text:p/></draw:line><draw:line draw:style-name="gr62" draw:text-style-name="P135" svg:x1="8.682cm" svg:y1="2.203cm" svg:x2="8.682cm" svg:y2="0.921cm"><text:p/></draw:line><draw:line draw:style-name="gr63" draw:text-style-name="P135" svg:x1="9.111cm" svg:y1="2.203cm" svg:x2="8.682cm" svg:y2="2.203cm"><text:p/></draw:line><draw:line draw:style-name="gr64" draw:text-style-name="P134" svg:x1="7.4cm" svg:y1="0.494cm" svg:x2="7.186cm" svg:y2="1.349cm"><text:p/></draw:line><draw:line draw:style-name="gr65" draw:text-style-name="P134" svg:x1="9.111cm" svg:y1="0.494cm" svg:x2="8.897cm" svg:y2="1.349cm"><text:p/></draw:line><draw:line draw:style-name="gr66" draw:text-style-name="P134" svg:x1="9.111cm" svg:y1="2.203cm" svg:x2="8.897cm" svg:y2="3.058cm"><text:p/></draw:line><draw:line draw:style-name="gr67" draw:text-style-name="P134" svg:x1="7.827cm" svg:y1="2.203cm" svg:x2="7.613cm" svg:y2="3.058cm"><text:p/></draw:line><draw:line draw:style-name="gr68" draw:text-style-name="P135" svg:x1="7.4cm" svg:y1="2.203cm" svg:x2="7.186cm" svg:y2="3.058cm"><text:p/></draw:line><draw:line draw:style-name="gr69" draw:text-style-name="P135" svg:x1="8.682cm" svg:y1="2.203cm" svg:x2="8.468cm" svg:y2="3.058cm"><text:p/></draw:line><draw:line draw:style-name="gr70" draw:text-style-name="P135" svg:x1="7.827cm" svg:y1="0.965cm" svg:x2="7.613cm" svg:y2="1.82cm"><text:p/></draw:line><draw:line draw:style-name="gr71" draw:text-style-name="P135" svg:x1="8.682cm" svg:y1="0.921cm" svg:x2="8.468cm" svg:y2="1.776cm"><text:p/></draw:line></draw:g><draw:line draw:style-name="gr72" draw:text-style-name="P136" svg:x1="7.828cm" svg:y1="1.76cm" svg:x2="7.828cm" svg:y2="2.211cm"><text:p/></draw:line></draw:g><text:span text:style-name="_5f_Caractères"/></text:h>
        <text:h text:style-name="_5f_Paragraphe" text:outline-level="1"><draw:g text:anchor-type="paragraph" draw:z-index="17" draw:name="Shape21_0" draw:style-name="gr22"><draw:line draw:style-name="gr25" draw:text-style-name="P129" svg:x1="1.883cm" svg:y1="2.327cm" svg:x2="3.084cm" svg:y2="-0.05cm"><text:p/></draw:line><draw:line draw:style-name="gr25" draw:text-style-name="P129" svg:x1="3.599cm" svg:y1="2.327cm" svg:x2="1.883cm" svg:y2="2.327cm"><text:p/></draw:line><draw:line draw:style-name="gr25" draw:text-style-name="P129" svg:x1="3.596cm" svg:y1="2.327cm" svg:x2="3.078cm" svg:y2="-0.05cm"><text:p/></draw:line><draw:line draw:style-name="gr25" draw:text-style-name="P129" svg:x1="3.594cm" svg:y1="2.331cm" svg:x2="4.284cm" svg:y2="1.875cm"><text:p/></draw:line><draw:line draw:style-name="gr25" draw:text-style-name="P129" svg:x1="3.078cm" svg:y1="-0.05cm" svg:x2="4.285cm" svg:y2="1.867cm"><text:p/></draw:line><draw:line draw:style-name="gr26" draw:text-style-name="P129" svg:x1="3.076cm" svg:y1="-0.007cm" svg:x2="2.563cm" svg:y2="1.862cm"><text:p/></draw:line><draw:line draw:style-name="gr27" draw:text-style-name="P129" svg:x1="2.561cm" svg:y1="1.875cm" svg:x2="1.879cm" svg:y2="2.345cm"><text:p/></draw:line><draw:line draw:style-name="gr28" draw:text-style-name="P129" svg:x1="2.563cm" svg:y1="1.878cm" svg:x2="4.254cm" svg:y2="1.878cm"><text:p/></draw:line></draw:g><text:span text:style-name="_5f_Caractères"><draw:g text:anchor-type="as-char" svg:y="-1.332cm" draw:z-index="16" draw:name="Shape20_0" draw:style-name="gr29"><draw:g draw:style-name="gr30"><draw:polygon draw:style-name="gr31" draw:text-style-name="P130" svg:width="1.55cm" svg:height="0.713cm" svg:x="0cm" svg:y="0cm" svg:viewBox="0 0 1551 714" draw:points="0,0 1551,0 930,714 310,714"><text:p/></draw:polygon><draw:line draw:style-name="gr32" draw:text-style-name="P131" svg:x1="0cm" svg:y1="0cm" svg:x2="0cm" svg:y2="1.785cm"><text:p/></draw:line><draw:line draw:style-name="gr32" draw:text-style-name="P131" svg:x1="1.55cm" svg:y1="0cm" svg:x2="1.55cm" svg:y2="1.785cm"><text:p/></draw:line><draw:line draw:style-name="gr32" draw:text-style-name="P131" svg:x1="0.93cm" svg:y1="0.713cm" svg:x2="0.93cm" svg:y2="2.498cm"><text:p/></draw:line><draw:line draw:style-name="gr32" draw:text-style-name="P131" svg:x1="0.309cm" svg:y1="0.713cm" svg:x2="0.309cm" svg:y2="2.498cm"><text:p/></draw:line><draw:line draw:style-name="gr33" draw:text-style-name="P131" svg:x1="0cm" svg:y1="1.782cm" svg:x2="1.551cm" svg:y2="1.782cm"><text:p/></draw:line><draw:polyline draw:style-name="gr31" draw:text-style-name="P130" svg:width="1.55cm" svg:height="0.713cm" svg:x="0cm" svg:y="1.782cm" svg:viewBox="0 0 1551 714" draw:points="0,0 310,714 930,714 1551,0"><text:p/></draw:polyline></draw:g></draw:g></text:span><text:span text:style-name="_5f_Caractères"><text:s/></text:span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102044269573357" text:continue-numbering="true" text:style-name="_5f_Numérotation_20_des_20_exercices">
          <text:list-item>
            <text:h text:style-name="P112" text:outline-level="1"><draw:g text:anchor-type="paragraph" draw:z-index="1" draw:name="Shape22" draw:style-name="gr103"><draw:custom-shape draw:style-name="gr104" draw:text-style-name="P128" svg:width="0.202cm" svg:height="0.202cm" svg:x="17.08cm" svg:y="2.39cm"><text:p/><draw:enhanced-geometry svg:viewBox="0 0 21600 21600" draw:type="rectangle" draw:enhanced-path="M 0 0 L 21600 0 21600 21600 0 21600 0 0 Z N"/></draw:custom-shape><draw:custom-shape draw:style-name="gr105" draw:text-style-name="P128" svg:width="2.2cm" svg:height="0.699cm" svg:x="15.983cm" svg:y="2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6" draw:text-style-name="P144" svg:width="2.2cm" svg:height="0.701cm" svg:x="15.983cm" svg:y="0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style-name="gr107" draw:text-style-name="P146" svg:width="2.207cm" svg:height="0.726cm" draw:transform="rotate (-3.14159265358979) translate (18.1839305555556cm 2.93158333333333cm)" draw:kind="arc" draw:start-angle="3.48" draw:end-angle="176.62"><text:p/></draw:ellipse><draw:line draw:style-name="gr108" draw:text-style-name="P128" svg:x1="15.982cm" svg:y1="2.633cm" svg:x2="15.982cm" svg:y2="0.933cm"><text:p/></draw:line><draw:line draw:style-name="gr108" draw:text-style-name="P128" svg:x1="18.18cm" svg:y1="2.633cm" svg:x2="18.18cm" svg:y2="0.933cm"><text:p/></draw:line><draw:line draw:style-name="gr98" draw:text-style-name="P128" svg:x1="17.08cm" svg:y1="2.59cm" svg:x2="18.18cm" svg:y2="2.59cm"><text:p/></draw:line><draw:line draw:style-name="gr98" draw:text-style-name="P128" svg:x1="17.08cm" svg:y1="0.866cm" svg:x2="18.18cm" svg:y2="0.866cm"><text:p/></draw:line><draw:line draw:style-name="gr98" draw:text-style-name="P128" svg:x1="17.08cm" svg:y1="0.866cm" svg:x2="17.08cm" svg:y2="2.631cm"><text:p/></draw:line><draw:custom-shape draw:style-name="gr104" draw:text-style-name="P128" svg:width="0.202cm" svg:height="0.202cm" svg:x="17.08cm" svg:y="2.39cm"><text:p/><draw:enhanced-geometry svg:viewBox="0 0 21600 21600" draw:type="rectangle" draw:enhanced-path="M 0 0 L 21600 0 21600 21600 0 21600 0 0 Z N"/></draw:custom-shape><draw:custom-shape draw:style-name="gr109" draw:text-style-name="P144" svg:width="2.2cm" svg:height="0.699cm" svg:x="15.983cm" svg:y="2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0" draw:text-style-name="P143" svg:width="0.701cm" svg:height="0.671cm" svg:x="16.582cm" svg:y="0.37cm"><draw:text-box><text:p text:style-name="P139"><text:span text:style-name="T193">O</text:span></text:p></draw:text-box></draw:frame><draw:frame draw:style-name="gr110" draw:text-style-name="P143" svg:width="0.701cm" svg:height="0.671cm" svg:x="17.981cm" svg:y="0.471cm"><draw:text-box><text:p text:style-name="P139"><text:span text:style-name="T193">S</text:span></text:p></draw:text-box></draw:frame><draw:frame draw:style-name="gr110" draw:text-style-name="P143" svg:width="0.701cm" svg:height="0.671cm" svg:x="16.582cm" svg:y="2.37cm"><draw:text-box><text:p text:style-name="P139"><text:span text:style-name="T193">R</text:span></text:p></draw:text-box></draw:frame><draw:frame draw:style-name="gr111" draw:text-style-name="P143" svg:width="0.701cm" svg:height="0.673cm" svg:x="17.981cm" svg:y="2.331cm"><draw:text-box><text:p text:style-name="P139"><text:span text:style-name="T193">E</text:span></text:p></draw:text-box></draw:frame></draw:g><text:soft-page-break/><text:span text:style-name="_5f_Caractères"/></text:h>
            <text:list>
              <text:list-item>
                <text:p text:style-name="P108"><text:span text:style-name="_5f_Caractères"><text:span text:style-name="T186">Quelle est la nature du solide ci-contre ?</text:span></text:span><text:span text:style-name="_5f_pointillés_20_gris">………………………………………………………….</text:span></text:p>
              </text:list-item>
              <text:list-item>
                <text:p text:style-name="P108"><text:span text:style-name="_5f_Caractères"><text:span text:style-name="T186">Décris une base de ce solide : </text:span></text:span><text:span text:style-name="_5f_pointillés_20_gris"><text:span text:style-name="T186">.……………………………………………………………………</text:span></text:span><text:span text:style-name="_5f_pointillés_20_gris">...</text:span></text:p>
              </text:list-item>
              <text:list-item>
                <text:p text:style-name="P108"><text:span text:style-name="_5f_Caractères"><text:span text:style-name="T186">Que représente le segment [OR] pour ce solide ?</text:span></text:span><text:span text:style-name="_5f_pointillés_20_gris">……………………………………………….</text:span></text:p>
              </text:list-item>
            </text:list>
          </text:list-item>
          <text:list-item>
            <text:h text:style-name="P114" text:outline-level="1"><draw:g text:anchor-type="paragraph" draw:z-index="2" draw:name="Shape23" draw:style-name="gr97"><draw:line draw:style-name="gr98" draw:text-style-name="P128" svg:x1="13.963cm" svg:y1="4.469cm" svg:x2="16.372cm" svg:y2="2.757cm"><text:p/></draw:line><draw:line draw:style-name="gr98" draw:text-style-name="P128" svg:x1="16.858cm" svg:y1="1.048cm" svg:x2="16.376cm" svg:y2="2.756cm"><text:p/></draw:line><draw:line draw:style-name="gr98" draw:text-style-name="P128" svg:x1="18.785cm" svg:y1="2.761cm" svg:x2="16.376cm" svg:y2="2.757cm"><text:p/></draw:line><draw:line draw:style-name="gr99" draw:text-style-name="P128" svg:x1="14.445cm" svg:y1="2.764cm" svg:x2="13.963cm" svg:y2="4.472cm"><text:p/></draw:line><draw:line draw:style-name="gr99" draw:text-style-name="P128" svg:x1="16.372cm" svg:y1="4.472cm" svg:x2="13.963cm" svg:y2="4.468cm"><text:p/></draw:line><draw:line draw:style-name="gr99" draw:text-style-name="P128" svg:x1="16.376cm" svg:y1="4.476cm" svg:x2="18.785cm" svg:y2="2.764cm"><text:p/></draw:line><draw:line draw:style-name="gr99" draw:text-style-name="P128" svg:x1="14.448cm" svg:y1="2.76cm" svg:x2="16.857cm" svg:y2="1.048cm"><text:p/></draw:line><draw:line draw:style-name="gr99" draw:text-style-name="P128" svg:x1="18.781cm" svg:y1="2.76cm" svg:x2="16.854cm" svg:y2="1.048cm"><text:p/></draw:line><draw:line draw:style-name="gr99" draw:text-style-name="P128" svg:x1="16.375cm" svg:y1="4.476cm" svg:x2="14.448cm" svg:y2="2.764cm"><text:p/></draw:line><draw:frame draw:style-name="gr100" draw:text-style-name="P143" svg:width="0.422cm" svg:height="0.664cm" svg:x="13.354cm" svg:y="4.318cm"><draw:text-box><text:p text:style-name="P139"><text:span text:style-name="T193">B</text:span></text:p></draw:text-box></draw:frame><draw:frame draw:style-name="gr100" draw:text-style-name="P143" svg:width="0.424cm" svg:height="0.664cm" svg:x="16.192cm" svg:y="4.415cm"><draw:text-box><text:p text:style-name="P139"><text:span text:style-name="T193">C</text:span></text:p></draw:text-box></draw:frame><draw:frame draw:style-name="gr100" draw:text-style-name="P143" svg:width="0.422cm" svg:height="0.664cm" svg:x="13.964cm" svg:y="2.323cm"><draw:text-box><text:p text:style-name="P139"><text:span text:style-name="T193">A</text:span></text:p></draw:text-box></draw:frame><draw:frame draw:style-name="gr100" draw:text-style-name="P143" svg:width="0.422cm" svg:height="0.664cm" svg:x="16.734cm" svg:y="0.519cm"><draw:text-box><text:p text:style-name="P139"><text:span text:style-name="T193">D</text:span></text:p></draw:text-box></draw:frame><draw:frame draw:style-name="gr100" draw:text-style-name="P143" svg:width="0.422cm" svg:height="0.664cm" svg:x="15.869cm" svg:y="2.302cm"><draw:text-box><text:p text:style-name="P139"><text:span text:style-name="T193">E</text:span></text:p></draw:text-box></draw:frame><draw:frame draw:style-name="gr100" draw:text-style-name="P143" svg:width="0.422cm" svg:height="0.664cm" svg:x="18.663cm" svg:y="2.496cm"><draw:text-box><text:p text:style-name="P139"><text:span text:style-name="T193">F</text:span></text:p></draw:text-box></draw:frame><draw:polygon draw:style-name="gr101" draw:text-style-name="P144" svg:width="4.335cm" svg:height="3.424cm" svg:x="14.448cm" svg:y="1.046cm" svg:viewBox="0 0 4336 3425" draw:points="0,1712 2409,0 4336,1712 1927,3425"><text:p/></draw:polygon><draw:polygon draw:style-name="gr102" draw:text-style-name="P145" svg:width="2.408cm" svg:height="1.711cm" svg:x="13.963cm" svg:y="2.764cm" svg:viewBox="0 0 2409 1712" draw:points="0,1712 482,0 2409,1712"><text:p/></draw:polygon></draw:g><text:span text:style-name="_5f_Caractères"><text:s text:c="2"/></text:span></text:h>
          </text:list-item>
        </text:list>
        <text:list xml:id="list774467689" text:style-name="_5f_Numérotation_20_des_20_exercices">
          <text:list-item>
            <text:list>
              <text:list-item>
                <text:p text:style-name="P108"><text:span text:style-name="_5f_Caractères"><text:span text:style-name="T181">Quelle est la nature du solide ci-</text:span></text:span><text:span text:style-name="_5f_Caractères"><text:span text:style-name="T183">contre</text:span></text:span><text:span text:style-name="_5f_Caractères"><text:span text:style-name="T181"> ?</text:span></text:span><text:span text:style-name="_5f_pointillés_20_gris">……………………………………………………….</text:span></text:p>
              </text:list-item>
              <text:list-item>
                <text:p text:style-name="P108"><text:span text:style-name="_5f_Caractères"><text:span text:style-name="T180">Donne un nom de ce solide :</text:span></text:span><text:span text:style-name="_5f_Caractères"> </text:span><text:span text:style-name="_5f_pointillés_20_gris">………………………….</text:span></text:p>
              </text:list-item>
              <text:list-item>
                <text:p text:style-name="P108"><text:span text:style-name="_5f_Caractères"><text:span text:style-name="T180">Quelle est la nature des bases de ce solide ?</text:span></text:span><text:span text:style-name="_5f_pointillés_20_gris">…………………………………………………………</text:span></text:p>
              </text:list-item>
              <text:list-item>
                <text:p text:style-name="P110"><text:span text:style-name="_5f_Caractères">Colorie ces bases.</text:span></text:p>
              </text:list-item>
              <text:list-item>
                <text:p text:style-name="P108"><text:span text:style-name="_5f_Caractères"><text:span text:style-name="T180">Nomme ces deux bases : </text:span></text:span><text:span text:style-name="_5f_pointillés_20_gris">………………………………………</text:span></text:p>
              </text:list-item>
              <text:list-item>
                <text:p text:style-name="P108"><text:span text:style-name="_5f_Caractères"><text:span text:style-name="T182">Quelle est la nature des faces latérales ?</text:span></text:span><text:span text:style-name="_5f_pointillés_20_gris">………………………………………</text:span></text:p>
              </text:list-item>
              <text:list-item>
                <text:p text:style-name="P108"><text:span text:style-name="_5f_Caractères">Combien ce solide a-t-il de faces latérales ? </text:span><text:span text:style-name="_5f_pointillés_20_gris">……………..</text:span></text:p>
              </text:list-item>
              <text:list-item>
                <text:p text:style-name="P110"><text:span text:style-name="_5f_Caractères">Colorie les arêtes latérales de ce solide.</text:span></text:p>
              </text:list-item>
              <text:list-item>
                <text:p text:style-name="P108"><text:span text:style-name="_5f_Caractères">Cite une hauteur de ce solide : </text:span><text:span text:style-name="_5f_pointillés_20_gris">………………………………</text:span></text:p>
              </text:list-item>
            </text:list>
          </text:list-item>
        </text:list>
        <text:p text:style-name="P8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0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G_20_page_20_impaire_20__28_D_29_">
      <style:text-properties fo:font-variant="small-caps" officeooo:rsid="0054f64f"/>
    </style:style>
    <style:style style:name="MP2" style:family="paragraph" style:parent-style-name="Footer"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4274bc"/>
    </style:style>
    <style:style style:name="MP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9" style:family="paragraph" style:parent-style-name="Footer">
      <style:text-properties officeooo:paragraph-rsid="0096b4e2"/>
    </style:style>
    <style:style style:name="MP1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" style:family="paragraph" style:parent-style-name="Footer">
      <style:text-properties officeooo:rsid="001f8a2d" officeooo:paragraph-rsid="00bd36bc"/>
    </style:style>
    <style:style style:name="MP1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3" style:family="paragraph" style:parent-style-name="Footer">
      <style:text-properties officeooo:rsid="0096b4e2" officeooo:paragraph-rsid="0096b4e2"/>
    </style:style>
    <style:style style:name="MP1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5" style:family="paragraph">
      <style:paragraph-properties fo:text-align="center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17" style:family="paragraph">
      <loext:graphic-properties draw:fill="solid" draw:fill-color="#1ca2b8"/>
    </style:style>
    <style:style style:name="MP18" style:family="paragraph" style:parent-style-name="Footer">
      <style:text-properties officeooo:rsid="001f8a2d" officeooo:paragraph-rsid="002b33ed"/>
    </style:style>
    <style:style style:name="MP19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0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1" style:family="paragraph" style:parent-style-name="Footer">
      <style:text-properties officeooo:rsid="011350d1" officeooo:paragraph-rsid="011350d1"/>
    </style:style>
    <style:style style:name="M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2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6" style:family="paragraph" style:parent-style-name="Footer">
      <style:text-properties officeooo:paragraph-rsid="00c384cf"/>
    </style:style>
    <style:style style:name="MP2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2" style:family="paragraph" style:parent-style-name="Head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paragraph-properties fo:text-align="start" style:justify-single-word="false"/>
      <style:text-properties officeooo:paragraph-rsid="0211dd7e"/>
    </style:style>
    <style:style style:name="MP34" style:family="paragraph" style:parent-style-name="Footer">
      <style:text-properties officeooo:rsid="0242edd8" officeooo:paragraph-rsid="0242edd8"/>
    </style:style>
    <style:style style:name="MP3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6" style:family="paragraph" style:parent-style-name="Footer">
      <style:text-properties officeooo:paragraph-rsid="008d016c"/>
    </style:style>
    <style:style style:name="MP37" style:family="paragraph" style:parent-style-name="Header">
      <style:paragraph-properties fo:margin-left="0cm" fo:margin-right="0cm" fo:text-indent="0cm" style:auto-text-indent="false"/>
    </style:style>
    <style:style style:name="MP38" style:family="paragraph" style:parent-style-name="Footer">
      <style:text-properties officeooo:paragraph-rsid="010f7046"/>
    </style:style>
    <style:style style:name="MP39" style:family="paragraph" style:parent-style-name="Footer">
      <style:text-properties officeooo:paragraph-rsid="01120261"/>
    </style:style>
    <style:style style:name="MP4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3" style:family="paragraph" style:parent-style-name="_5f_Header_20_D_20_page_20_impaire_20__28_D_29_">
      <style:text-properties officeooo:paragraph-rsid="01a13e78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6" style:family="paragraph" style:parent-style-name="Header">
      <style:paragraph-properties fo:text-align="center" style:justify-single-word="false"/>
      <style:text-properties officeooo:paragraph-rsid="00ab054e"/>
    </style:style>
    <style:style style:name="MP4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9" style:family="paragraph" style:parent-style-name="Footer">
      <style:paragraph-properties fo:text-align="end" style:justify-single-word="false"/>
      <style:text-properties officeooo:paragraph-rsid="00d4df5c"/>
    </style:style>
    <style:style style:name="MP50" style:family="paragraph" style:parent-style-name="Footer">
      <style:paragraph-properties fo:text-align="start" style:justify-single-word="false"/>
      <style:text-properties officeooo:paragraph-rsid="00d4df5c"/>
    </style:style>
    <style:style style:name="MP51" style:family="paragraph" style:parent-style-name="_5f_Header_20_G_20_page_20_impaire_20__28_D_29_">
      <style:text-properties officeooo:paragraph-rsid="01259ec2"/>
    </style:style>
    <style:style style:name="MP52" style:family="paragraph" style:parent-style-name="_5f_Header_20_G_20_page_20_paire_20__28_G_29_">
      <style:text-properties officeooo:paragraph-rsid="00eb2abc"/>
    </style:style>
    <style:style style:name="MP53" style:family="paragraph" style:parent-style-name="_5f_Footer_20_page_20_paire_20__28_G_29_">
      <style:text-properties fo:font-size="9pt" style:font-size-asian="9pt" style:font-size-complex="9pt"/>
    </style:style>
    <style:style style:name="MP54" style:family="paragraph" style:parent-style-name="_5f_Header_20_N_20_page_20_impaire_20__28_D_29_">
      <style:paragraph-properties fo:text-align="start" style:justify-single-word="false"/>
    </style:style>
    <style:style style:name="MP55" style:family="paragraph" style:parent-style-name="Footer">
      <style:text-properties officeooo:paragraph-rsid="00d4df5c"/>
    </style:style>
    <style:style style:name="MP5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7" style:family="paragraph">
      <loext:graphic-properties draw:fill="solid" draw:fill-color="#d7e12c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4" style:family="paragraph" style:parent-style-name="Footer">
      <style:text-properties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9" style:family="paragraph" style:parent-style-name="_5f_Header_20_N_20_page_20_impaire_20__28_D_29_">
      <style:text-properties officeooo:rsid="0277791e" officeooo:paragraph-rsid="0277791e"/>
    </style:style>
    <style:style style:name="MP80" style:family="paragraph" style:parent-style-name="_5f_Header_20_N_20_page_20_impaire_20__28_D_29_">
      <style:text-properties officeooo:rsid="027aa87d" officeooo:paragraph-rsid="027aa87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82" style:family="paragraph" style:parent-style-name="_5f_Header_20_G_20_page_20_impaire_20__28_D_29_">
      <style:text-properties officeooo:paragraph-rsid="00c87b35"/>
    </style:style>
    <style:style style:name="MP83" style:family="paragraph" style:parent-style-name="Footer">
      <style:text-properties officeooo:paragraph-rsid="00a59a60"/>
    </style:style>
    <style:style style:name="MP8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5" style:family="paragraph" style:parent-style-name="Footer">
      <style:text-properties officeooo:paragraph-rsid="002aa84d"/>
    </style:style>
    <style:style style:name="MP8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7" style:family="paragraph">
      <loext:graphic-properties draw:fill="solid" draw:fill-color="#7fb241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5" style:family="paragraph" style:parent-style-name="_5f_Header_20_G_20_page_20_paire_20__28_G_29_">
      <style:text-properties officeooo:paragraph-rsid="0334a5be"/>
    </style:style>
    <style:style style:name="MP96" style:family="paragraph" style:parent-style-name="_5f_Header_20_G_20_page_20_paire_20__28_G_29_">
      <style:paragraph-properties fo:text-align="start" style:justify-single-word="false"/>
    </style:style>
    <style:style style:name="MP97" style:family="paragraph" style:parent-style-name="Footer">
      <style:text-properties officeooo:paragraph-rsid="030c4d7d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0" style:family="paragraph" style:parent-style-name="Footer">
      <style:text-properties officeooo:paragraph-rsid="00d8520c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4" style:family="paragraph" style:parent-style-name="Header">
      <style:paragraph-properties fo:text-align="center" style:justify-single-word="false"/>
      <style:text-properties officeooo:paragraph-rsid="00c10aa6"/>
    </style:style>
    <style:style style:name="MP105" style:family="paragraph" style:parent-style-name="Header">
      <style:paragraph-properties fo:text-align="start" style:justify-single-word="false"/>
      <style:text-properties officeooo:paragraph-rsid="0289fb01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5" style:family="text">
      <style:text-properties fo:font-variant="small-caps" officeooo:rsid="0054f64f"/>
    </style:style>
    <style:style style:name="MT6" style:family="text">
      <style:text-properties fo:font-variant="small-caps" officeooo:rsid="007d7a6f"/>
    </style:style>
    <style:style style:name="MT7" style:family="text">
      <style:text-properties officeooo:rsid="00a59037"/>
    </style:style>
    <style:style style:name="MT8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0" style:family="text">
      <style:text-properties fo:font-variant="small-caps"/>
    </style:style>
    <style:style style:name="MT1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3" style:family="text">
      <style:text-properties officeooo:rsid="0096b4e2"/>
    </style:style>
    <style:style style:name="MT1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" style:family="text">
      <style:text-properties fo:font-variant="small-caps" officeooo:rsid="0096b4e2"/>
    </style:style>
    <style:style style:name="MT16" style:family="text">
      <style:text-properties fo:font-variant="small-caps" officeooo:rsid="00a847d5"/>
    </style:style>
    <style:style style:name="MT1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9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20" style:family="text">
      <style:text-properties officeooo:rsid="0032e83a"/>
    </style:style>
    <style:style style:name="MT21" style:family="text">
      <style:text-properties officeooo:rsid="002b33ed"/>
    </style:style>
    <style:style style:name="MT2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25" style:family="text">
      <style:text-properties officeooo:rsid="008d016c"/>
    </style:style>
    <style:style style:name="MT2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9" style:family="text">
      <style:text-properties officeooo:rsid="01fe03f2"/>
    </style:style>
    <style:style style:name="MT3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1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1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7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5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5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6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6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2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3" style:family="text">
      <style:text-properties officeooo:rsid="010c4d3a"/>
    </style:style>
    <style:style style:name="MT6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9" style:family="text">
      <style:text-properties officeooo:rsid="00b6801f"/>
    </style:style>
    <style:style style:name="MT7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1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6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7" style:family="text">
      <style:text-properties fo:font-size="16pt" style:font-size-asian="16pt" style:font-size-complex="16pt"/>
    </style:style>
    <style:style style:name="MT78" style:family="text"/>
    <style:style style:name="MT7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80" style:family="text">
      <style:text-properties officeooo:rsid="01f8729d"/>
    </style:style>
    <style:style style:name="MT81" style:family="text">
      <style:text-properties officeooo:rsid="01b6dc57"/>
    </style:style>
    <style:style style:name="MT82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8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9" style:family="text">
      <style:text-properties officeooo:rsid="00b5d2d1"/>
    </style:style>
    <style:style style:name="MT90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1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5" style:family="text">
      <style:text-properties officeooo:rsid="015f088a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103" style:family="text">
      <style:text-properties officeooo:rsid="0160d7ef"/>
    </style:style>
    <style:style style:name="MT104" style:family="text">
      <style:text-properties officeooo:rsid="02735980"/>
    </style:style>
    <style:style style:name="MT105" style:family="text">
      <style:text-properties officeooo:rsid="02757f12"/>
    </style:style>
    <style:style style:name="MT106" style:family="text">
      <style:text-properties officeooo:rsid="0272f9e5"/>
    </style:style>
    <style:style style:name="MT107" style:family="text">
      <style:text-properties officeooo:rsid="026ec296"/>
    </style:style>
    <style:style style:name="MT108" style:family="text">
      <style:text-properties officeooo:rsid="0268e0aa"/>
    </style:style>
    <style:style style:name="MT109" style:family="text">
      <style:text-properties officeooo:rsid="0072f07f"/>
    </style:style>
    <style:style style:name="MT110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1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4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8" style:family="text">
      <style:text-properties officeooo:rsid="014407b5"/>
    </style:style>
    <style:style style:name="MT119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3" style:family="text">
      <style:text-properties officeooo:rsid="00a59a60"/>
    </style:style>
    <style:style style:name="MT12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2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9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0" style:family="text">
      <style:text-properties officeooo:rsid="005a3fa8"/>
    </style:style>
    <style:style style:name="MT13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2" style:family="text">
      <style:text-properties officeooo:rsid="00415f3a"/>
    </style:style>
    <style:style style:name="MT133" style:family="text">
      <style:text-properties officeooo:rsid="00386ebd"/>
    </style:style>
    <style:style style:name="MT134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13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3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8" style:family="text">
      <style:text-properties officeooo:rsid="0334a5be"/>
    </style:style>
    <style:style style:name="MT13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4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43" style:family="text">
      <style:text-properties officeooo:rsid="0315af39"/>
    </style:style>
    <style:style style:name="MT144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4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48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49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5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56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7" style:family="text">
      <style:text-properties officeooo:rsid="00a4cf55"/>
    </style:style>
    <style:style style:name="MT158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9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62" style:family="text">
      <style:text-properties officeooo:rsid="009e3fdd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6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6__5f_1_5f_SERIE_5f_G_5f_GAUCHE_5f_ET_5f_DROITE_5f_1COL" style:display-name="6_1_SERIE_G_GAUCHE_ET_DROITE_1COL" style:page-layout-name="Mpm10" draw:style-name="Mdp1">
      <style:header>
        <text:p text:style-name="MP1">Vocabulaire, nature</text:p>
      </style:header>
      <style:header-left>
        <text:p text:style-name="MP1">Vocabulaire, nature</text:p>
      </style:header-left>
      <style:footer>
        <text:p text:style-name="MP2"><draw:frame draw:style-name="Mfr1" draw:name="Frame311" text:anchor-type="paragraph" svg:y="-0.06cm" draw:z-index="320"><draw:text-box fo:min-height="0.499cm" fo:min-width="3cm"><draw:frame draw:style-name="Mfr2" draw:name="Frame325" text:anchor-type="frame" svg:x="0.45cm" svg:y="0.079cm" svg:width="0.817cm" draw:z-index="321"><draw:text-box fo:min-height="0.355cm"><text:p text:style-name="MP3"><text:page-number text:select-page="current">216</text:page-number></text:p></draw:text-box></draw:frame><text:p text:style-name="MP4">solides : Vocabulaire, NatuRE</text:p></draw:text-box></draw:frame><draw:g text:anchor-type="paragraph" draw:z-index="55" draw:name="Shape4_2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26" text:anchor-type="paragraph" svg:y="-0.06cm" draw:z-index="362"><draw:text-box fo:min-height="0.499cm" fo:min-width="3cm"><draw:frame draw:style-name="Mfr2" draw:name="Frame327" text:anchor-type="frame" svg:x="0.45cm" svg:y="0.079cm" svg:width="0.817cm" draw:z-index="363"><draw:text-box fo:min-height="0.355cm"><text:p text:style-name="MP3"><text:page-number text:select-page="current">217</text:page-number></text:p></draw:text-box></draw:frame><text:p text:style-name="MP4">solides : Vocabulaire, NatuRE</text:p></draw:text-box></draw:frame><draw:g text:anchor-type="paragraph" draw:z-index="56" draw:name="Shape4_2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1" draw:style-name="Mdp1">
      <style:header>
        <text:p text:style-name="_5f_Header_20_G_20_page_20_impaire_20__28_D_29_"><text:span text:style-name="MT1">S</text:span>olides : <text:span text:style-name="MT2">Patrons</text:span></text:p>
      </style:header>
      <style:header-left>
        <text:p text:style-name="_5f_Header_20_G_20_page_20_impaire_20__28_D_29_"><text:span text:style-name="MT1">S</text:span>olides : <text:span text:style-name="MT2">Patrons</text:span></text:p>
      </style:header-left>
      <style:footer>
        <text:p text:style-name="MP2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7" draw:name="Shape4_22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solides : </text:span><text:span text:style-name="MT4">Patrons</text:span></text:h></draw:text-box></draw:frame></text:p>
      </style:footer>
      <style:footer-left>
        <text:p text:style-name="MP2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8" draw:name="Shape4_2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solides : </text:span><text:span text:style-name="MT4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0" draw:style-name="Mdp1">
      <style:header>
        <text:p text:style-name="_5f_Header_20_G_20_page_20_impaire_20__28_D_29_"><text:span text:style-name="MT5">Solides : </text:span><text:span text:style-name="MT6">Patrons</text:span></text:p>
      </style:header>
      <style:header-left>
        <text:p text:style-name="_5f_Header_20_G_20_page_20_paire_20__28_G_29_"><text:span text:style-name="MT5">Solides : </text:span><text:span text:style-name="MT6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<text:span text:style-name="MT7">patrons</text:span></text:p></draw:text-box></draw:frame><draw:g text:anchor-type="paragraph" draw:z-index="59" draw:name="Shape4_2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2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7">patrons</text:span></text:h></draw:text-box></draw:frame><draw:g text:anchor-type="paragraph" draw:z-index="60" draw:name="Shape4_252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1" draw:style-name="Mdp1">
      <style:header>
        <text:p text:style-name="_5f_Header_20_G_20_page_20_impaire_20__28_D_29_"><text:span text:style-name="MT1">S</text:span>olides : <text:span text:style-name="MT8">Perspective cavalière</text:span></text:p>
      </style:header>
      <style:header-left>
        <text:p text:style-name="_5f_Header_20_G_20_page_20_impaire_20__28_D_29_"><text:span text:style-name="MT1">S</text:span>olides : <text:span text:style-name="MT8">Perspective cavalière</text:span></text:p>
      </style:header-left>
      <style:footer>
        <text:p text:style-name="MP2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61" draw:name="Shape4_22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">solides : </text:span><text:span text:style-name="MT9">perspective cavalière</text:span></text:h></draw:text-box></draw:frame></text:p>
      </style:footer>
      <style:footer-left>
        <text:p text:style-name="MP2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62" draw:name="Shape4_25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solides : </text:span><text:span text:style-name="MT9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header-left>
        <text:p text:style-name="MP7"><text:span text:style-name="MT5">S</text:span><text:span text:style-name="MT10">olides</text:span> : <text:span text:style-name="MT5">Vocabulaire, nature</text:span></text:p>
      </style:header-left>
      <style:footer>
        <text:p text:style-name="MP2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63" draw:name="Shape4_22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64" draw:name="Shape4_2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1" draw:style-name="Mdp1">
      <style:header>
        <text:p text:style-name="_5f_Header_20_G_20_page_20_impaire_20__28_D_29_"><text:span text:style-name="MT1">S</text:span>olides : <text:span text:style-name="MT1">Vocabulaire, nature</text:span></text:p>
      </style:header>
      <style:header-left>
        <text:p text:style-name="_5f_Header_20_G_20_page_20_impaire_20__28_D_29_"><text:span text:style-name="MT1">S</text:span>olides : <text:span text:style-name="MT1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65" draw:name="Shape4_25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solides : Vocabulaire, NatuRE</text:p></draw:text-box></draw:frame></text:h>
      </style:footer>
      <style:footer-left>
        <text:p text:style-name="MP2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">solides : Vocabulaire, NatuRE</text:p></draw:text-box></draw:frame><draw:g text:anchor-type="paragraph" draw:z-index="66" draw:name="Shape4_256" draw:style-name="Mgr1"><draw:path draw:style-name="Mgr2" draw:text-style-name="MP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1" draw:style-name="Mdp1">
      <style:header>
        <text:p text:style-name="_5f_Header_20_G_20_page_20_impaire_20__28_D_29_"><text:span text:style-name="MT11">Constructions géométriques : </text:span><text:span text:style-name="MT12">Rédiger</text:span></text:p>
      </style:header>
      <style:header-left>
        <text:p text:style-name="_5f_Header_20_G_20_page_20_paire_20__28_G_29_"><text:span text:style-name="MT11">Constructions géométriques : </text:span><text:span text:style-name="MT12">Rédiger</text:span></text:p>
      </style:header-left>
      <style:footer>
        <text:p text:style-name="MP2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7" draw:name="Shape4_22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/text:span><text:span text:style-name="MT1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0" draw:style-name="Mdp1">
      <style:header>
        <text:p text:style-name="MP10"><text:span text:style-name="MT15">Constructions géométriques : </text:span><text:span text:style-name="MT16">Reproduire</text:span></text:p>
      </style:header>
      <style:footer>
        <text:p text:style-name="MP2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8" draw:name="Shape10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>
      <style:footer-left>
        <text:p text:style-name="MP2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3"><draw:g text:anchor-type="paragraph" draw:z-index="69" draw:name="Shape10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1" draw:style-name="Mdp1">
      <style:header>
        <text:p text:style-name="_5f_Header_20_G_20_page_20_paire_20__28_G_29_"><text:span text:style-name="MT11">Constructions géométriques : </text:span><text:span text:style-name="MT18">Reproduire</text:span></text:p>
      </style:header>
      <style:header-left>
        <text:p text:style-name="_5f_Header_20_G_20_page_20_paire_20__28_G_29_"><text:span text:style-name="MT11">Constructions géométriques : </text:span><text:span text:style-name="MT18">Reproduire</text:span></text:p>
      </style:header-left>
      <style:footer>
        <text:p text:style-name="MP2"><draw:frame draw:style-name="Mfr1" draw:name="Frame61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3"><draw:g text:anchor-type="paragraph" draw:z-index="70" draw:name="Shape4_22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/text:span><text:span text:style-name="MT17">REPRODUIRE</text:span></text:p></draw:text-box></draw:frame></text:p>
      </style:footer>
      <style:footer-left>
        <text:p text:style-name="MP2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1" draw:name="Shape4_2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0" draw:style-name="Mdp1">
      <style:header>
        <text:p text:style-name="_5f_Header_20_G_20_page_20_impaire_20__28_D_29_"><text:span text:style-name="MT15">Constructions géométriques : </text:span><text:span text:style-name="MT16">Reproduire</text:span></text:p>
      </style:header>
      <style:header-left>
        <text:p text:style-name="MP12"><text:span text:style-name="MT15">Constructions géométriques : </text:span><text:span text:style-name="MT16">Reproduire</text:span></text:p>
      </style:header-left>
      <style:footer>
        <text:p text:style-name="MP2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2" draw:name="Shape4_218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1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2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73" draw:name="Shape4_2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0" draw:style-name="Mdp1">
      <style:header>
        <text:p text:style-name="MP14"><draw:line text:anchor-type="paragraph" draw:z-index="74" draw:name="Shape9_1" draw:style-name="Mgr3" draw:text-style-name="MP15" svg:x1="11.559cm" svg:y1="0.36cm" svg:x2="20.5cm" svg:y2="0.36cm"><text:p/></draw:line><draw:frame text:anchor-type="paragraph" draw:z-index="75" draw:name="Shape8_6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path text:anchor-type="paragraph" draw:z-index="76" draw:name="Shape7_1" draw:style-name="Mgr5" draw:text-style-name="MP17" svg:width="4.329cm" svg:height="2.24cm" svg:x="-1.499cm" svg:y="-1cm" svg:viewBox="0 0 4330 2241" svg:d="M0 2241l3984-288c209-15 363-168 345-342l-170-1611h-4159z"><text:p/></draw:path>T<text:span text:style-name="MT20">itre de la série</text:span></text:p>
      </style:header>
      <style:footer>
        <text:p text:style-name="MP2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7" draw:name="Shape10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1">Éléments de géométrie</text:span> • <text:span text:style-name="MT2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1" draw:style-name="Mdp1">
      <style:header>
        <text:p text:style-name="_5f_Header_20_G_20_page_20_impaire_20__28_D_29_">Géométrie plane : Vocabulaire</text:p>
        <text:p text:style-name="MP19">Géométrie de base, partie 1: nommer, mesurer</text:p>
      </style:header>
      <style:header-left>
        <text:p text:style-name="_5f_Header_20_G_20_page_20_impaire_20__28_D_29_">Géométrie plane : Vocabulaire</text:p>
        <text:p text:style-name="MP20">Géométrie de base, partie 1: nommer, mesurer</text:p>
      </style:header-left>
      <style:footer>
        <text:p text:style-name="MP2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8" draw:name="Shape4_20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">G</text:span><text:span text:style-name="MT22">éométrie </text:span><text:span text:style-name="MT23">plane </text:span><text:span text:style-name="MT22">: </text:span><text:span text:style-name="MT23">vocabulaire</text:span></text:h></draw:text-box></draw:frame></text:p>
      </style:footer>
      <style:footer-left>
        <text:p text:style-name="MP2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9" draw:name="Shape4_20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7">G</text:span><text:span text:style-name="MT22">éométrie </text:span><text:span text:style-name="MT24">plane</text:span><text:span text:style-name="MT22"> : </text:span><text:span text:style-name="MT2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0" draw:style-name="Mdp1">
      <style:header>
        <text:p text:style-name="MP10"><text:span text:style-name="MT15">Constructions géométriques : </text:span><text:span text:style-name="MT16">Reproduire</text:span></text:p>
      </style:header>
      <style:header-left>
        <text:p text:style-name="MP10"><text:span text:style-name="MT15">Constructions géométriques : </text:span><text:span text:style-name="MT16">Reproduire</text:span></text:p>
      </style:header-left>
      <style:footer>
        <text:p text:style-name="MP2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80" draw:name="Shape10_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>
      <style:footer-left>
        <text:p text:style-name="MP2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3"><draw:g text:anchor-type="paragraph" draw:z-index="81" draw:name="Shape10_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22"><text:span text:style-name="MT25"><text:s text:c="15"/>A</text:span>ires : Calculer une aire</text:p>
      </style:header>
      <style:footer>
        <text:p text:style-name="MP23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82" draw:name="Shape4_16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83" draw:name="Shape4_159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84" draw:name="Shape4_16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5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9">Aires </text:span>: <text:span text:style-name="MT29">problèmes <text:s text:c="4"/></text:span></text:h>
      </style:footer>
      <style:footer-left>
        <text:p text:style-name="MP29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30"><text:span text:style-name="MT25"><text:s text:c="15"/>A</text:span>ires : Aire et unité</text:p>
      </style:header>
      <style:header-left>
        <text:p text:style-name="MP30"><text:span text:style-name="MT25"><text:s text:c="15"/>A</text:span>ires : Aire et unité</text:p>
      </style:header-left>
      <style:footer>
        <text:p text:style-name="MP2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1" draw:name="Shape4_15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52" draw:name="Shape4_10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53" draw:name="Shape4_15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5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32"><text:span text:style-name="MT30">Conversions d’unités : </text:span><text:span text:style-name="MT31">Problèmes</text:span></text:p>
      </style:header>
      <style:header-left>
        <text:p text:style-name="MP32"><text:span text:style-name="MT30">Conversions d’unités : </text:span><text:span text:style-name="MT31">Problèmes</text:span></text:p>
      </style:header-left>
      <style:footer>
        <text:p text:style-name="MP2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33">problèmes</text:span></text:p></draw:text-box></draw:frame><draw:g text:anchor-type="paragraph" draw:z-index="155" draw:name="Shape4_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34">Conversions d’unités : </text:span><text:span text:style-name="MT33">problèmes</text:span></text:p></draw:text-box></draw:frame><draw:g text:anchor-type="paragraph" draw:z-index="156" draw:name="Shape4_142" draw:style-name="Mgr1"><draw:path draw:style-name="Mgr7" draw:text-style-name="MP2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31">Problèmes</text:span></text:p>
      </style:header>
      <style:header-left>
        <text:p text:style-name="_5f_Header_20_N_20_page_20_paire_20__28_G_29_"><text:s/><text:span text:style-name="MT35">Conversions d’unités : </text:span><text:span text:style-name="MT31">Problèmes</text:span></text:p>
      </style:header-left>
      <style:footer>
        <text:p text:style-name="MP2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33">problèmes</text:span></text:p></draw:text-box></draw:frame><draw:g text:anchor-type="paragraph" draw:z-index="157" draw:name="Shape4_14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6">Conversions d’unités </text:span><text:span text:style-name="MT28">: </text:span><text:span text:style-name="MT36">problèmes</text:span></text:p></draw:text-box></draw:frame><draw:g text:anchor-type="paragraph" draw:z-index="158" draw:name="Shape4_63" draw:style-name="Mgr1"><draw:path draw:style-name="Mgr7" draw:text-style-name="MP2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30">Conversions d’unités : </text:span><text:span text:style-name="MT37">Aires</text:span></text:p>
      </style:header>
      <style:header-left>
        <text:p text:style-name="_5f_Header_20_N_20_page_20_paire_20__28_G_29_"><text:span text:style-name="MT30">Conversions d’unités : </text:span><text:span text:style-name="MT37">Aires</text:span></text:p>
      </style:header-left>
      <style:footer>
        <text:p text:style-name="MP2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2">Conversions d’unités : </text:span><text:span text:style-name="MT38">Aires</text:span></text:h></draw:text-box></draw:frame><draw:g text:anchor-type="paragraph" draw:z-index="159" draw:name="Shape4_14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35">Conversions d’unités : </text:span><text:span text:style-name="MT37">Aires</text:span></text:p>
      </style:header>
      <style:header-left>
        <text:p text:style-name="Header"><text:s/><text:span text:style-name="MT35">Conversions d’unités : </text:span><text:span text:style-name="MT37">Aires</text:span></text:p>
      </style:header-left>
      <style:footer>
        <text:p text:style-name="MP2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38">aires</text:span></text:p></draw:text-box></draw:frame><draw:g text:anchor-type="paragraph" draw:z-index="160" draw:name="Shape4_5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61" draw:name="Shape4_15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39">Vitesse</text:span></text:p>
      </style:header>
      <style:header-left>
        <text:p text:style-name="_5f_Header_20_N_20_page_20_impaire_20__28_D_29_"><text:span text:style-name="MT30">Conversions d’unités : </text:span><text:span text:style-name="MT39">Vitesse</text:span></text:p>
      </style:header-left>
      <style:footer>
        <text:p text:style-name="MP2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0">vitesse</text:span><text:span text:style-name="MT28"> </text:span></text:p></draw:text-box></draw:frame><draw:g text:anchor-type="paragraph" draw:z-index="163" draw:name="Shape4_14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4" draw:name="Shape4_4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4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41">Temps et durées</text:span></text:p>
      </style:header>
      <style:header-left>
        <text:p text:style-name="_5f_Header_20_N_20_page_20_impaire_20__28_D_29_"><text:s/><text:span text:style-name="MT35">Conversions d’unités : </text:span><text:span text:style-name="MT41">Temps et durées</text:span></text:p>
      </style:header-left>
      <style:footer>
        <text:p text:style-name="MP2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2">Temps et </text:span><text:span text:style-name="MT43">Durée</text:span><text:span text:style-name="MT28"> </text:span></text:p></draw:text-box></draw:frame><draw:g text:anchor-type="paragraph" draw:z-index="165" draw:name="Shape4_13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66" draw:name="Shape4_14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4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>
      <style:header-left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-left>
      <style:footer>
        <text:p text:style-name="MP23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68" draw:name="Shape4_13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9" draw:name="Shape4_141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46">temps et </text:span><text:span text:style-name="MT4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35">Conversions d’unités : </text:span><text:span text:style-name="MT44">Temps et d</text:span><text:span text:style-name="MT45">urées</text:span></text:p>
      </style:header>
      <style:header-left>
        <text:p text:style-name="Header"><text:s/><text:span text:style-name="MT35">Conversions d’unités : </text:span><text:span text:style-name="MT44">Temps et d</text:span><text:span text:style-name="MT45">urées</text:span></text:p>
      </style:header-left>
      <style:footer>
        <text:p text:style-name="MP2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70" draw:name="Shape4_13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71" draw:name="Shape4_13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3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8">Capacités</text:span></text:p>
      </style:header>
      <style:header-left>
        <text:p text:style-name="_5f_Header_20_N_20_page_20_impaire_20__28_D_29_"><text:span text:style-name="MT30">Conversions d’unités : </text:span><text:span text:style-name="MT48">Capacités</text:span></text:p>
      </style:header-left>
      <style:footer>
        <text:p text:style-name="MP2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49">Capacités</text:span><text:span text:style-name="MT28"> </text:span></text:p></draw:text-box></draw:frame><draw:g text:anchor-type="paragraph" draw:z-index="173" draw:name="Shape4_14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35">Conversions d’unités : </text:span><text:span text:style-name="MT48">Capacités</text:span></text:p>
      </style:header>
      <style:header-left>
        <text:p text:style-name="Header"><text:s/><text:span text:style-name="MT35">Conversions d’unités : </text:span><text:span text:style-name="MT48">Capacités</text:span></text:p>
      </style:header-left>
      <style:footer>
        <text:p text:style-name="MP2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50">capacités</text:span><text:span text:style-name="MT28"> </text:span></text:p></draw:text-box></draw:frame><draw:g text:anchor-type="paragraph" draw:z-index="174" draw:name="Shape4_13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75" draw:name="Shape4_13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>
      <style:header-left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-left>
      <style:footer>
        <text:p text:style-name="MP3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52">Masses</text:span><text:span text:style-name="MT28"> </text:span></text:p></draw:text-box></draw:frame><draw:g text:anchor-type="paragraph" draw:z-index="177" draw:name="Shape4_12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draw:g text:anchor-type="paragraph" draw:z-index="178" draw:name="Shape4_12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9" draw:name="Shape4_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4">Conversions d’unités : </text:span><text:span text:style-name="MT5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51">masses</text:span></text:p>
      </style:header>
      <style:header-left>
        <text:p text:style-name="_5f_Header_20_N_20_page_20_impaire_20__28_D_29_"><text:s/><text:span text:style-name="MT35">Conversions d’unités : </text:span><text:span text:style-name="MT51">masses</text:span></text:p>
      </style:header-left>
      <style:footer>
        <text:p text:style-name="MP2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54">masses</text:span><text:span text:style-name="MT28"> </text:span></text:p></draw:text-box></draw:frame><draw:g text:anchor-type="paragraph" draw:z-index="180" draw:name="Shape4_12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81" draw:name="Shape4_12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0" draw:name="Shape4_10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56">Problèmes</text:span></text:p></draw:text-box></draw:frame></text:p>
      </style:footer>
      <style:footer-left>
        <text:p text:style-name="MP3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5">Périmètre : </text:span><text:span text:style-name="MT56">Problèmes</text:span></text:p></draw:text-box></draw:frame><draw:g text:anchor-type="paragraph" draw:z-index="191" draw:name="Shape4_12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92" draw:name="Shape4_10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93" draw:name="Shape4_12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21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95" draw:name="Shape3_16" draw:style-name="Mgr9" draw:text-style-name="MP15" svg:x1="12.726cm" svg:y1="0.399cm" svg:x2="20.496cm" svg:y2="0.36cm"><text:p/></draw:line><text:span text:style-name="MT57">Périmètre</text:span> : <text:span text:style-name="MT58">Périmètres et unités</text:span></text:p>
      </style:header>
      <style:header-left>
        <text:p text:style-name="MP37"><draw:line text:anchor-type="paragraph" draw:z-index="197" draw:name="Shape3_17" draw:style-name="Mgr9" draw:text-style-name="MP15" svg:x1="16.083cm" svg:y1="0.383cm" svg:x2="20.496cm" svg:y2="0.36cm"><text:p/></draw:line><text:span text:style-name="MT57">Périmètre</text:span> : <text:span text:style-name="MT58">Périmètres et unités</text:span></text:p>
      </style:header-left>
      <style:footer>
        <text:p text:style-name="MP23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6" draw:name="Shape4_10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5">Périmètre <text:s/>: </text:span><text:span text:style-name="MT5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98" draw:name="Shape4_1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99" draw:name="Shape4_26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26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01" draw:name="Shape3_11" draw:style-name="Mgr9" draw:text-style-name="MP15" svg:x1="12.45cm" svg:y1="0.362cm" svg:x2="20.497cm" svg:y2="0.36cm"><text:p/></draw:line><text:span text:style-name="MT57">Périmètre</text:span> : <text:span text:style-name="MT60">Mesurer, reporter</text:span></text:p>
      </style:header>
      <style:header-left>
        <text:p text:style-name="_5f_Header_20_M_20_page_20_impaire_20__28_D_29_"><draw:line text:anchor-type="paragraph" draw:z-index="203" draw:name="Shape3_20" draw:style-name="Mgr9" draw:text-style-name="MP15" svg:x1="12.45cm" svg:y1="0.362cm" svg:x2="20.497cm" svg:y2="0.36cm"><text:p/></draw:line><text:span text:style-name="MT57">Périmètre</text:span> : <text:span text:style-name="MT60">Mesurer, reporter</text:span></text:p>
      </style:header-left>
      <style:footer>
        <text:p text:style-name="MP2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02" draw:name="Shape4_11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6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04" draw:name="Shape4_1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05" draw:name="Shape4_11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1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57">Périmètre</text:span> : <text:span text:style-name="MT57">Calculs sur une figure</text:span></text:p>
      </style:header>
      <style:header-left>
        <text:p text:style-name="_5f_Header_20_M_20_page_20_paire_20__28_G_29_"><text:span text:style-name="MT57">Périmètre</text:span> : <text:span text:style-name="MT57">Calculs sur une figure</text:span></text:p>
      </style:header-left>
      <style:footer>
        <text:p text:style-name="MP2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7" draw:name="Shape4_9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8" draw:name="Shape4_9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9" draw:name="Shape4_96" draw:style-name="Mgr1"><draw:path draw:style-name="Mgr6" draw:text-style-name="MP2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10" draw:name="Shape4_9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11" draw:name="Shape4_10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>
      <style:header-left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-left>
      <style:footer>
        <text:p text:style-name="MP2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3" draw:name="Shape4_98" draw:style-name="Mgr1"><draw:path draw:style-name="Mgr8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5">Proportionnalité et pourcentage : </text:span><text:span text:style-name="MT66">pourcentages</text:span></text:p></draw:text-box></draw:frame></text:p>
      </style:footer>
      <style:footer-left>
        <text:p text:style-name="MP2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text:span text:style-name="MT67">Proportionnalité et pourcentages : </text:span><text:span text:style-name="MT66">pourcentages</text:span></text:p></draw:text-box></draw:frame><draw:g text:anchor-type="paragraph" draw:z-index="214" draw:name="Shape4_112" draw:style-name="Mgr1"><draw:path draw:style-name="Mgr8" draw:text-style-name="MP2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-left>
      <style:footer>
        <text:p text:style-name="MP2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1">Proportionnalité et pourcentages : proportionalité</text:p></draw:text-box></draw:frame><draw:g text:anchor-type="paragraph" draw:z-index="215" draw:name="Shape4_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: </text:p></draw:text-box></draw:frame><draw:g text:anchor-type="paragraph" draw:z-index="216" draw:name="Shape4_9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68">Utiliser des données</text:span> : <text:span text:style-name="MT68">Organiser</text:span> </text:p>
      </style:header>
      <style:header-left>
        <text:p text:style-name="MP43"><text:span text:style-name="MT68">Utiliser des données</text:span> : <text:span text:style-name="MT68">Organiser</text:span> </text:p>
      </style:header-left>
      <style:footer>
        <text:p text:style-name="MP2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7" draw:name="Shape4_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8" draw:name="Shape4_7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>
      <style:header-left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-left>
      <style:footer>
        <text:p text:style-name="MP2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29" draw:name="Shape4_74" draw:style-name="Mgr1"><draw:path draw:style-name="Mgr8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30" draw:name="Shape4_75" draw:style-name="Mgr1"><draw:path draw:style-name="Mgr8" draw:text-style-name="MP45" svg:width="0.855cm" svg:height="1.172cm" svg:x="-0.268cm" svg:y="-0.175cm" svg:viewBox="0 0 856 1173" svg:d="M856 1173h-856v-991c0-100 79-182 175-182h505c97 0 176 82 176 182z"><text:p/></draw:path></draw:g><draw:g text:anchor-type="paragraph" draw:z-index="231" draw:name="Shape4_25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6"><text:span text:style-name="MT75">Repères du plan : Se repérer</text:span> </text:p>
      </style:header>
      <style:header-left>
        <text:p text:style-name="MP46"><text:span text:style-name="MT75">Repères du plan : Se repérer</text:span> </text:p>
      </style:header-left>
      <style:footer>
        <text:p text:style-name="MP23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32" draw:name="Shape4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3" draw:name="Shape4_11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0" draw:style-name="Mdp1">
      <style:header>
        <text:p text:style-name="_5f_Header_20_D_20_page_20_impaire_20__28_D_29_"><text:s/><text:span text:style-name="MT63">Utilis</text:span><text:span text:style-name="MT70">er des</text:span><text:span text:style-name="MT63"> données </text:span>: <text:span text:style-name="MT76">Représenter</text:span> </text:p>
      </style:header>
      <style:header-left>
        <text:p text:style-name="_5f_Header_20_D_20_page_20_paire_20__28_G_29_"><text:span text:style-name="_5f_Caractères"><text:span text:style-name="MT77"><text:s/>Utiliser des données : Représenter </text:span></text:span></text:p>
      </style:header-left>
      <style:footer>
        <text:p text:style-name="MP2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34" draw:name="Shape4_70" draw:style-name="Mgr1"><draw:path draw:style-name="Mgr8" draw:text-style-name="MP2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35" draw:name="Shape4_91" draw:style-name="Mgr1"><draw:path draw:style-name="Mgr8" draw:text-style-name="MP45" svg:width="0.855cm" svg:height="1.172cm" svg:x="-0.268cm" svg:y="-0.175cm" svg:viewBox="0 0 856 1173" svg:d="M856 1173h-856v-991c0-100 79-182 175-182h505c97 0 176 82 176 182z"><text:p/></draw:path></draw:g><draw:g text:anchor-type="paragraph" draw:z-index="236" draw:name="Shape4_9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0" draw:name="Shape4_82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Résoudre des problèmes</text:p></draw:text-box></draw:frame><draw:g text:anchor-type="paragraph" draw:z-index="241" draw:name="Shape4_97" draw:style-name="Mgr1"><draw:path draw:style-name="Mgr7" draw:text-style-name="MP2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42" draw:name="Shape4_6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43" draw:name="Shape4_89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81">Calculer : </text:span><text:span text:style-name="MT82">Distributiv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2">Distributivité</text:span><text:span text:style-name="MT81"> </text:span></text:p>
      </style:header-left>
      <style:footer>
        <text:p text:style-name="MP23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50" draw:name="Shape4_7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8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51" draw:name="Shape4_6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52" draw:name="Shape4_80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81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4" draw:name="Shape4_61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8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87">critères de divisibilité</text:span></text:p></draw:text-box></draw:frame><draw:g text:anchor-type="paragraph" draw:z-index="255" draw:name="Shape4_65" draw:style-name="Mgr1"><draw:path draw:style-name="Mgr7" draw:text-style-name="MP2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51"><text:span text:style-name="MT88">G</text:span>éométrie plane : Parallèles, perpendiculaires,<text:line-break/> distances</text:p>
      </style:header>
      <style:header-left>
        <text:p text:style-name="MP52"><text:s/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2">Géométrie plane : </text:span><text:span text:style-name="MT93">parallèles, perpendiculaires, </text:span><text:span text:style-name="MT94">distances</text:span></text:h></draw:text-box></draw:frame><draw:g text:anchor-type="paragraph" draw:z-index="256" draw:name="Shape4_59" draw:style-name="Mgr1"><draw:path draw:style-name="Mgr2" draw:text-style-name="MP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53" text:outline-level="1"><text:span text:style-name="MT95">G</text:span>éométrie plane : Parallèles, perpendiculaires, distances</text:h></draw:text-box></draw:frame><draw:g text:anchor-type="paragraph" draw:z-index="257" draw:name="Shape4_62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81">Calculer : </text:span><text:span text:style-name="MT96">Diviser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96">Diviser</text:span><text:span text:style-name="MT81"> </text:span></text:p>
      </style:header-left>
      <style:footer>
        <text:p text:style-name="MP2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draw:g text:anchor-type="paragraph" draw:z-index="258" draw:name="Shape4_51" draw:style-name="Mgr1"><draw:path draw:style-name="Mgr7" draw:text-style-name="MP27" svg:width="0.855cm" svg:height="1.172cm" svg:x="7.545cm" svg:y="-0.194cm" svg:viewBox="0 0 856 1173" svg:d="M856 1173h-856v-991c0-100 79-182 175-182h505c97 0 176 82 176 182z"><text:p/></draw:path></draw:g><text:span text:style-name="MT83">calculer</text:span><text:span text:style-name="MT84"> : </text:span><text:span text:style-name="MT97">diviser</text:span></text:p></draw:text-box></draw:frame></text:p>
      </style:footer>
      <style:footer-left>
        <text:p text:style-name="MP2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97">diviser</text:span></text:p></draw:text-box></draw:frame><draw:g text:anchor-type="paragraph" draw:z-index="259" draw:name="Shape4_60" draw:style-name="Mgr1"><draw:path draw:style-name="Mgr7" draw:text-style-name="MP2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60" draw:name="Shape4_5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61" draw:name="Shape4_5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4">Calculer : <text:span text:style-name="MT98">Multiplier</text:span> </text:p>
      </style:header>
      <style:header-left>
        <text:p text:style-name="MP54">Calculer : <text:span text:style-name="MT98">Multiplier</text:span> </text:p>
      </style:header-left>
      <style:footer>
        <text:p text:style-name="MP2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draw:g text:anchor-type="paragraph" draw:z-index="263" draw:name="Shape4_55" draw:style-name="Mgr1"><draw:path draw:style-name="Mgr7" draw:text-style-name="MP27" svg:width="0.855cm" svg:height="1.172cm" svg:x="7.535cm" svg:y="-0.178cm" svg:viewBox="0 0 856 1173" svg:d="M856 1173h-856v-991c0-100 79-182 175-182h505c97 0 176 82 176 182z"><text:p/></draw:path></draw:g><text:span text:style-name="MT83">calculer</text:span><text:span text:style-name="MT84"> : </text:span><text:span text:style-name="MT99">Multiplier</text:span></text:p></draw:text-box></draw:frame></text:p>
      </style:footer>
      <style:footer-left>
        <text:p text:style-name="MP2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99">Multiplier</text:span></text:p></draw:text-box></draw:frame><draw:g text:anchor-type="paragraph" draw:z-index="264" draw:name="Shape4_262" draw:style-name="Mgr1"><draw:path draw:style-name="Mgr7" draw:text-style-name="MP2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65" draw:name="Shape4_5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66" draw:name="Shape4_52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5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3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3">calculer</text:span><text:span text:style-name="MT84"> : </text:span><text:span text:style-name="MT83">additionner et soustraire</text:span></text:p></draw:text-box></draw:frame><draw:g text:anchor-type="paragraph" draw:z-index="268" draw:name="Shape4_47" draw:style-name="Mgr1"><draw:path draw:style-name="Mgr7" draw:text-style-name="MP2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3">calculer</text:span><text:span text:style-name="MT84"> : </text:span><text:span text:style-name="MT83">additionner et soustraire</text:span></text:p></draw:text-box></draw:frame><draw:g text:anchor-type="paragraph" draw:z-index="269" draw:name="Shape4_261" draw:style-name="Mgr1"><draw:path draw:style-name="Mgr7" draw:text-style-name="MP2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26">Calculer</text:span> : <text:span text:style-name="MT26">Additionner et soustraire</text:span></text:p>
      </style:header>
      <style:header-left>
        <text:p text:style-name="_5f_Header_20_N_20_page_20_paire_20__28_G_29_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70" draw:name="Shape4_4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71" draw:name="Shape4_4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6"><draw:path text:anchor-type="paragraph" draw:z-index="272" draw:name="Shape1_6" draw:style-name="Mgr10" draw:text-style-name="MP57" svg:width="4.329cm" svg:height="2.238cm" svg:x="-1.5cm" svg:y="-1.001cm" svg:viewBox="0 0 4330 2239" svg:d="M0 2239l3984-288c209-15 363-167 345-342l-170-1609h-4159z"><text:p/></draw:path><draw:line text:anchor-type="paragraph" draw:z-index="273" draw:name="Shape3_10" draw:style-name="Mgr11" draw:text-style-name="MP15" svg:x1="10.308cm" svg:y1="0.388cm" svg:x2="20.496cm" svg:y2="0.36cm"><text:p/></draw:line><text:span text:style-name="MT100">Fractions</text:span><text:span text:style-name="MT101"> : </text:span><text:span text:style-name="MT102">Problèmes</text:span><text:span text:style-name="MT101"> </text:span></text:p>
      </style:header>
      <style:header-left>
        <text:p text:style-name="MP56"><draw:line text:anchor-type="paragraph" draw:z-index="275" draw:name="Shape3_27" draw:style-name="Mgr11" draw:text-style-name="MP15" svg:x1="10.308cm" svg:y1="0.388cm" svg:x2="20.496cm" svg:y2="0.36cm"><text:p/></draw:line><draw:path text:anchor-type="paragraph" draw:z-index="276" draw:name="Shape1_10" draw:style-name="Mgr10" draw:text-style-name="MP57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-left>
      <style:footer>
        <text:p text:style-name="MP23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4" draw:name="Shape4_4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80" draw:name="Shape4_4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81" draw:name="Shape4_4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9"><draw:line text:anchor-type="paragraph" draw:z-index="283" draw:name="Shape3_9" draw:style-name="Mgr11" draw:text-style-name="MP15" svg:x1="10.37cm" svg:y1="0.365cm" svg:x2="20.496cm" svg:y2="0.36cm"><text:p/></draw:line><draw:path text:anchor-type="paragraph" draw:z-index="284" draw:name="Shape1_4" draw:style-name="Mgr10" draw:text-style-name="MP57" svg:width="4.329cm" svg:height="2.238cm" svg:x="-1.5cm" svg:y="-7.4cm" svg:viewBox="0 0 4330 2239" svg:d="M0 2239l3984-288c209-15 363-167 345-342l-170-1609h-4159z"><text:p/></draw:path><text:span text:style-name="MT104">Fractions</text:span> : <text:span text:style-name="MT104">Opérations</text:span> </text:p>
      </style:header>
      <style:header-left>
        <text:p text:style-name="MP59"><draw:path text:anchor-type="paragraph" draw:z-index="286" draw:name="Shape1_8" draw:style-name="Mgr10" draw:text-style-name="MP57" svg:width="4.329cm" svg:height="2.238cm" svg:x="-1.5cm" svg:y="-7.4cm" svg:viewBox="0 0 4330 2239" svg:d="M0 2239l3984-288c209-15 363-167 345-342l-170-1609h-4159z"><text:p/></draw:path><draw:line text:anchor-type="paragraph" draw:z-index="287" draw:name="Shape3_26" draw:style-name="Mgr11" draw:text-style-name="MP15" svg:x1="10.37cm" svg:y1="0.365cm" svg:x2="20.496cm" svg:y2="0.36cm"><text:p/></draw:line><text:span text:style-name="MT104">Fractions</text:span> : <text:span text:style-name="MT104">Opérations</text:span> </text:p>
      </style:header-left>
      <style:footer>
        <text:p text:style-name="MP23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5" draw:name="Shape4_38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10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88" draw:name="Shape4_3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89" draw:name="Shape4_39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4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61"><draw:line text:anchor-type="paragraph" draw:z-index="291" draw:name="Shape3_8" draw:style-name="Mgr11" draw:text-style-name="MP15" svg:x1="17.736cm" svg:y1="0.376cm" svg:x2="20.496cm" svg:y2="0.36cm"><text:p/></draw:line><text:span text:style-name="MT105">Fractions</text:span> : <text:span text:style-name="MT105">Fractions, décimaux et comparaison</text:span></text:p>
      </style:header>
      <style:header-left>
        <text:p text:style-name="MP61"><draw:line text:anchor-type="paragraph" draw:z-index="293" draw:name="Shape3_25" draw:style-name="Mgr11" draw:text-style-name="MP15" svg:x1="17.736cm" svg:y1="0.376cm" svg:x2="20.496cm" svg:y2="0.36cm"><text:p/></draw:line><text:span text:style-name="MT105">Fractions</text:span> : <text:span text:style-name="MT105">Fractions, décimaux et comparaison</text:span></text:p>
      </style:header-left>
      <style:footer>
        <text:p text:style-name="MP23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2" draw:name="Shape4_34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0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94" draw:name="Shape4_33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95" draw:name="Shape4_3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3"><draw:line text:anchor-type="paragraph" draw:z-index="297" draw:name="Shape3_24" draw:style-name="Mgr11" draw:text-style-name="MP15" svg:x1="11.52cm" svg:y1="0.376cm" svg:x2="20.496cm" svg:y2="0.36cm"><text:p/></draw:line><text:span text:style-name="MT106">Fractions</text:span> : <text:span text:style-name="MT106">Droite graduée</text:span></text:p>
      </style:header>
      <style:header-left>
        <text:p text:style-name="MP63"><draw:line text:anchor-type="paragraph" draw:z-index="299" draw:name="Shape3_28" draw:style-name="Mgr11" draw:text-style-name="MP15" svg:x1="11.52cm" svg:y1="0.376cm" svg:x2="20.496cm" svg:y2="0.36cm"><text:p/></draw:line><text:span text:style-name="MT106">Fractions</text:span> : <text:span text:style-name="MT106">Droite graduée</text:span></text:p>
      </style:header-left>
      <style:footer>
        <text:p text:style-name="MP23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8" draw:name="Shape4_30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10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00" draw:name="Shape4_29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01" draw:name="Shape4_3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3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5"><draw:line text:anchor-type="paragraph" draw:z-index="303" draw:name="Shape3_14" draw:style-name="Mgr11" draw:text-style-name="MP15" svg:x1="12.876cm" svg:y1="0.392cm" svg:x2="20.496cm" svg:y2="0.36cm"><text:p/></draw:line><draw:path text:anchor-type="paragraph" draw:z-index="304" draw:name="Shape1_3" draw:style-name="Mgr10" draw:text-style-name="MP57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>
      <style:header-left>
        <text:p text:style-name="MP65"><draw:line text:anchor-type="paragraph" draw:z-index="306" draw:name="Shape3_23" draw:style-name="Mgr11" draw:text-style-name="MP15" svg:x1="12.876cm" svg:y1="0.392cm" svg:x2="20.496cm" svg:y2="0.36cm"><text:p/></draw:line><draw:path text:anchor-type="paragraph" draw:z-index="307" draw:name="Shape1_7" draw:style-name="Mgr10" draw:text-style-name="MP57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-left>
      <style:footer>
        <text:p text:style-name="MP23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5" draw:name="Shape4_26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08" draw:name="Shape4_2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09" draw:name="Shape4_2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7"><draw:path text:anchor-type="paragraph" draw:z-index="311" draw:name="Shape1_1" draw:style-name="Mgr10" draw:text-style-name="MP57" svg:width="4.329cm" svg:height="2.238cm" svg:x="-1.8cm" svg:y="-8.982cm" svg:viewBox="0 0 4330 2239" svg:d="M0 2239l3984-288c209-15 363-167 345-342l-170-1609h-4159z"><text:p/></draw:path><draw:line text:anchor-type="paragraph" draw:z-index="312" draw:name="Shape3_13" draw:style-name="Mgr11" draw:text-style-name="MP15" svg:x1="15.337cm" svg:y1="0.36cm" svg:x2="20.496cm" svg:y2="0.36cm"><text:p/></draw:line><text:span text:style-name="MT108">Fractions</text:span> : <text:span text:style-name="MT108">Représentation géométrique</text:span></text:p>
      </style:header>
      <style:header-left>
        <text:p text:style-name="MP67"><draw:line text:anchor-type="paragraph" draw:z-index="313" draw:name="Shape3_21" draw:style-name="Mgr11" draw:text-style-name="MP15" svg:x1="15.337cm" svg:y1="0.36cm" svg:x2="20.496cm" svg:y2="0.36cm"><text:p/></draw:line><draw:path text:anchor-type="paragraph" draw:z-index="314" draw:name="Shape1_13" draw:style-name="Mgr10" draw:text-style-name="MP57" svg:width="4.329cm" svg:height="2.238cm" svg:x="-1.8cm" svg:y="-8.982cm" svg:viewBox="0 0 4330 2239" svg:d="M0 2239l3984-288c209-15 363-167 345-342l-170-1609h-4159z"><text:p/></draw:path><text:span text:style-name="MT108">Fractions</text:span> : <text:span text:style-name="MT108">Représentation géométrique</text:span></text:p>
      </style:header-left>
      <style:footer>
        <text:p text:style-name="MP23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0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15" draw:name="Shape4_2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16" draw:name="Shape4_2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8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9"><draw:line text:anchor-type="paragraph" draw:z-index="318" draw:name="Shape3_5" draw:style-name="Mgr11" draw:text-style-name="MP15" svg:x1="18.701cm" svg:y1="0.36cm" svg:x2="20.497cm" svg:y2="0.36cm"><text:p/></draw:line><text:span text:style-name="MT109">Nombres entiers et décimaux</text:span> : <text:span text:style-name="MT109">Comparer, encadrer</text:span></text:p>
      </style:header>
      <style:header-left>
        <text:p text:style-name="MP69"><draw:line text:anchor-type="paragraph" draw:z-index="322" draw:name="Shape3_6" draw:style-name="Mgr11" draw:text-style-name="MP15" svg:x1="18.701cm" svg:y1="0.36cm" svg:x2="20.497cm" svg:y2="0.36cm"><text:p/></draw:line><text:span text:style-name="MT109">Nombres entiers et décimaux</text:span> : <text:span text:style-name="MT109">Comparer, encadrer</text:span></text:p>
      </style:header-left>
      <style:footer>
        <text:p text:style-name="MP23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9" draw:name="Shape4_1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0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23" draw:name="Shape4_1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24" draw:name="Shape4_2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2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71"><draw:line text:anchor-type="paragraph" draw:z-index="326" draw:name="Shape3_2" draw:style-name="Mgr11" draw:text-style-name="MP15" svg:x1="16.083cm" svg:y1="0.383cm" svg:x2="20.496cm" svg:y2="0.36cm"><text:p/></draw:line>Nombres entiers et décimaux : Numération</text:p>
      </style:header>
      <style:header-left>
        <text:p text:style-name="MP71"><draw:line text:anchor-type="paragraph" draw:z-index="328" draw:name="Shape3_3" draw:style-name="Mgr12" draw:text-style-name="MP15" svg:x1="16.085cm" svg:y1="1.458cm" svg:x2="20.498cm" svg:y2="1.435cm"><text:p/></draw:line>Nombres entiers et décimaux : Numération</text:p>
      </style:header-left>
      <style:footer>
        <text:p text:style-name="MP23"><draw:g text:anchor-type="paragraph" draw:z-index="327" draw:name="Shape4_4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3">N</text:span>ombres entiers et décimaux : numération</text:p></draw:text-box></draw:frame></text:p>
      </style:footer>
      <style:footer-left>
        <text:p text:style-name="MP23"><draw:g text:anchor-type="paragraph" draw:z-index="329" draw:name="Shape4_8" draw:style-name="Mgr1"><draw:path draw:style-name="Mgr7" draw:text-style-name="MP27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0" draw:name="Shape4_78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31" draw:name="Shape4_11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92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3"><draw:line text:anchor-type="paragraph" draw:z-index="333" draw:name="Shape3_15" draw:style-name="Mgr11" draw:text-style-name="MP15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>
      <style:header-left>
        <text:p text:style-name="MP73"><draw:line text:anchor-type="paragraph" draw:z-index="335" draw:name="Shape3_19" draw:style-name="Mgr11" draw:text-style-name="MP15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-left>
      <style:footer>
        <text:p text:style-name="MP2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34" draw:name="Shape4_15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Character_5f_20_5f_style"><text:span text:style-name="MT110">×</text:span></text:span><text:span text:style-name="MT11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6" draw:name="Shape4_1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37" draw:name="Shape4_10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39" draw:name="Shape4_1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40" draw:name="Shape4_1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16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3"><draw:line text:anchor-type="paragraph" draw:z-index="342" draw:name="Shape3_22" draw:style-name="Mgr13" draw:text-style-name="MP15" svg:x1="16.575cm" svg:y1="0cm" svg:x2="19.073cm" svg:y2="0cm"><text:p/></draw:line><text:span text:style-name="MT101">Nombres entiers et décimaux : </text:span><text:span text:style-name="MT114">La droite graduée</text:span></text:p>
      </style:header>
      <style:header-left>
        <text:p text:style-name="MP73"><draw:line text:anchor-type="paragraph" draw:z-index="344" draw:name="Shape3_37" draw:style-name="Mgr11" draw:text-style-name="MP15" svg:x1="17.999cm" svg:y1="0.36cm" svg:x2="20.497cm" svg:y2="0.36cm"><text:p/></draw:line><text:span text:style-name="MT101">Nombres entiers et décimaux : </text:span><text:span text:style-name="MT114">La droite graduée</text:span></text:p>
      </style:header-left>
      <style:footer>
        <text:p text:style-name="MP2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3" draw:name="Shape4_9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MT115">la droite graduée</text:span></text:p></draw:text-box></draw:frame></text:p>
      </style:footer>
      <style:footer-left>
        <text:p text:style-name="MP23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45" draw:name="Shape4_1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83">N</text:span><text:span text:style-name="MT112">ombres entiers et décimaux : </text:span><text:span text:style-name="MT11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37" draw:name="Shape4_6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38" draw:name="Shape4_7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77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-left>
      <style:footer>
        <text:p text:style-name="MP2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5" draw:name="Shape4_67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3">calculer</text:span><text:span text:style-name="MT84"> : </text:span><text:span text:style-name="MT117">priorités opératoires</text:span></text:p></draw:text-box></draw:frame></text:p>
      </style:footer>
      <style:footer-left>
        <text:p text:style-name="MP2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83">calculer</text:span><text:span text:style-name="MT84"> : </text:span><text:span text:style-name="MT117">priorités opératoires</text:span></text:p></draw:text-box></draw:frame><draw:g text:anchor-type="paragraph" draw:z-index="246" draw:name="Shape4_69" draw:style-name="Mgr1"><draw:path draw:style-name="Mgr7" draw:text-style-name="MP2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1" draw:style-name="Mdp1">
      <style:header>
        <text:p text:style-name="_5f_Header_20_D_20_page_20_impaire_20__28_D_29_">Proportionnalité et pourcentage : <text:span text:style-name="MT118">P</text:span>roportionnalité </text:p>
      </style:header>
      <style:header-left>
        <text:p text:style-name="_5f_Header_20_D_20_page_20_paire_20__28_G_29_"><text:span text:style-name="MT62"><text:tab/>Proportionnalité et pourcentage</text:span><text:span text:style-name="MT63"> </text:span>: <text:span text:style-name="MT62">proportionnalité</text:span> </text:p>
      </style:header-left>
      <style:footer>
        <text:p text:style-name="MP23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draw:g text:anchor-type="paragraph" draw:z-index="217" draw:name="Shape4_73" draw:style-name="Mgr1"><draw:path draw:style-name="Mgr8" draw:text-style-name="MP4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2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8" draw:name="Shape4_88" draw:style-name="Mgr1"><draw:path draw:style-name="Mgr8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40"/>
      </style:header-left>
      <style:footer>
        <text:p text:style-name="MP2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1">Proportionnalité et pourcentages : proportionalité</text:p></draw:text-box></draw:frame><draw:g text:anchor-type="paragraph" draw:z-index="219" draw:name="Shape4_2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: </text:p></draw:text-box></draw:frame><draw:g text:anchor-type="paragraph" draw:z-index="220" draw:name="Shape4_25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21" draw:name="Shape4_7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22" draw:name="Shape4_10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0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4" draw:name="Shape3_4" draw:style-name="Mgr9" draw:text-style-name="MP15" svg:x1="12.104cm" svg:y1="0.392cm" svg:x2="20.497cm" svg:y2="0.36cm"><text:p/></draw:line><text:span text:style-name="MT57">Périmètre</text:span> : <text:span text:style-name="MT119">Coder et calculer</text:span></text:p>
      </style:header>
      <style:header-left>
        <text:p text:style-name="_5f_Header_20_M_20_page_20_impaire_20__28_D_29_"><draw:line text:anchor-type="paragraph" draw:z-index="226" draw:name="Shape3_18" draw:style-name="Mgr9" draw:text-style-name="MP15" svg:x1="12.104cm" svg:y1="0.392cm" svg:x2="20.497cm" svg:y2="0.36cm"><text:p/></draw:line><text:span text:style-name="MT57">Périmètre</text:span> : <text:span text:style-name="MT119">Coder et calculer</text:span></text:p>
      </style:header-left>
      <style:footer>
        <text:p text:style-name="MP2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25" draw:name="Shape4_10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55">Périmètre : </text:span><text:span text:style-name="MT12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35">Conversions d’unités : longueurs</text:span></text:p>
      </style:header>
      <style:header-left>
        <text:p text:style-name="_5f_Header_20_N_20_page_20_impaire_20__28_D_29_"><text:s/><text:span text:style-name="MT35">Conversions d’unités : longueurs</text:span></text:p>
      </style:header-left>
      <style:footer>
        <text:p text:style-name="MP2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longueurs</text:span><text:span text:style-name="MT28"> </text:span></text:p></draw:text-box></draw:frame><draw:g text:anchor-type="paragraph" draw:z-index="183" draw:name="Shape4_8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84" draw:name="Shape4_124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5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3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Conversions d’unités : longueurs</text:p></draw:text-box></draw:frame><draw:g text:anchor-type="paragraph" draw:z-index="186" draw:name="Shape4_127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7" draw:name="Shape4_133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Conversions d’unités : longueurs</text:p></draw:text-box></draw:frame><draw:g text:anchor-type="paragraph" draw:z-index="188" draw:name="Shape4_177" draw:style-name="Mgr1"><draw:path draw:style-name="Mgr7" draw:text-style-name="MP2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9" draw:name="Shape4_145" draw:style-name="Mgr1"><draw:path draw:style-name="Mgr7" draw:text-style-name="MP27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32">Conversions d’unités : </text:span><text:span text:style-name="MT121">Volume</text:span><text:span text:style-name="MT2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86" draw:name="Shape4_162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87" draw:name="Shape4_163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64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81"><text:span text:style-name="MT25"><text:s text:c="15"/>A</text:span>ires : Aire par comptage</text:p>
      </style:header>
      <style:footer>
        <text:p text:style-name="MP2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9" draw:name="Shape4_16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122">Aires</text:span><text:span text:style-name="MT55"> <text:s/>: </text:span><text:span text:style-name="MT12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1" draw:style-name="Mdp1">
      <style:header>
        <text:p text:style-name="MP82"><text:span text:style-name="MT88">Géométrie plane</text:span> : <text:span text:style-name="MT123">D</text:span><text:span text:style-name="MT88">roites, </text:span><text:span text:style-name="MT124">demi-droites </text:span><text:span text:style-name="MT125">&amp; </text:span><text:span text:style-name="MT124">segments</text:span></text:p>
      </style:header>
      <style:footer>
        <text:p text:style-name="MP2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90" draw:name="Shape4_19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92">droites, </text:span><text:span text:style-name="MT127">DEMI-droites et segments</text:span></text:p></draw:text-box></draw:frame></text:p>
      </style:footer>
      <style:footer-left>
        <text:p text:style-name="MP2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1" draw:name="Shape4_19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droites, </text:span><text:span text:style-name="MT12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footer>
        <text:p text:style-name="MP2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92" draw:name="Shape4_19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93" draw:name="Shape4_19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1" draw:style-name="Mdp1">
      <style:header>
        <text:p text:style-name="_5f_Header_20_M_20_page_20_impaire_20__28_D_29_"><text:span text:style-name="MT128">Volumes : </text:span><text:span text:style-name="MT129">Calculs et conversions</text:span></text:p>
      </style:header>
      <style:header-left>
        <text:p text:style-name="_5f_Header_20_M_20_page_20_paire_20__28_G_29_"><text:span text:style-name="MT128">Volumes : </text:span><text:span text:style-name="MT129">Calculs et conversions</text:span></text:p>
      </style:header-left>
      <style:footer>
        <text:list xml:id="list349203547" text:style-name="_5f_Numérotation_20_des_20_exercices">
          <text:list-item>
            <text:list>
              <text:list-item>
                <text:p text:style-name="MP8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/><text:span text:style-name="MT130">Volumes : </text:span><text:span text:style-name="MT131">Calculs et conversions</text:span> </text:p></draw:text-box></draw:frame><draw:g text:anchor-type="paragraph" draw:z-index="94" draw:name="Shape4_174" draw:style-name="Mgr1"><draw:path draw:style-name="Mgr6" draw:text-style-name="MP2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2043284975445" text:continue-numbering="true" text:style-name="_5f_Numérotation_20_des_20_exercices">
          <text:list-item>
            <text:list>
              <text:list-item>
                <text:p text:style-name="MP8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/><text:span text:style-name="MT130">Volumes : </text:span><text:span text:style-name="MT131">Calculs et conversions</text:span> </text:p></draw:text-box></draw:frame><draw:g text:anchor-type="paragraph" draw:z-index="95" draw:name="Shape4_175" draw:style-name="Mgr1"><draw:path draw:style-name="Mgr6" draw:text-style-name="MP2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0" draw:style-name="Mdp1">
      <style:header>
        <text:p text:style-name="MP86"><draw:path text:anchor-type="paragraph" draw:z-index="96" draw:name="Shape5_3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97" draw:name="Shape6_3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line text:anchor-type="paragraph" draw:z-index="98" draw:name="Shape7_6" draw:style-name="Mgr9" draw:text-style-name="MP15" svg:x1="9.042cm" svg:y1="0.36cm" svg:x2="20.461cm" svg:y2="0.36cm"><text:p/></draw:line>T<text:span text:style-name="MT132">itre de la série</text:span></text:p>
      </style:header>
      <style:header-left>
        <text:p text:style-name="MP86"><draw:path text:anchor-type="paragraph" draw:z-index="100" draw:name="Shape5_4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01" draw:name="Shape6_4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<draw:line text:anchor-type="paragraph" draw:z-index="102" draw:name="Shape7_3" draw:style-name="Mgr9" draw:text-style-name="MP15" svg:x1="9.042cm" svg:y1="0.36cm" svg:x2="20.461cm" svg:y2="0.36cm"><text:p/></draw:line>T<text:span text:style-name="MT132">itre de la série</text:span></text:p>
      </style:header-left>
      <style:footer>
        <text:p text:style-name="MP2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9" draw:name="Shape8_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33">Angles</text:span> • <text:span text:style-name="MT13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8"><text:span text:style-name="MT25"><text:s text:c="15"/>A</text:span>ires : Aires de disques</text:p>
      </style:header>
      <style:footer>
        <text:p text:style-name="MP2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3" draw:name="Shape4_17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04" draw:name="Shape4_17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05" draw:name="Shape4_171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06" draw:name="Shape4_17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07" draw:name="Shape4_16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08" draw:name="Shape4_167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68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0"><text:span text:style-name="MT57"><text:s text:c="15"/>A</text:span><text:span text:style-name="MT134">ires : Problèmes d’aires</text:span></text:p>
      </style:header>
      <style:footer>
        <text:p text:style-name="MP2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0" draw:name="Shape4_16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111" draw:name="Shape4_181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112" draw:name="Shape4_182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83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2"><text:span text:style-name="MT25"><text:s text:c="15"/>A</text:span>ires : Aires de triangles</text:p>
      </style:header>
      <style:footer>
        <text:p text:style-name="MP2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4" draw:name="Shape4_17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0" draw:style-name="Mdp1">
      <style:header>
        <text:p text:style-name="MP86"><draw:line text:anchor-type="paragraph" draw:z-index="115" draw:name="Shape7_8" draw:style-name="Mgr9" draw:text-style-name="MP15" svg:x1="9.042cm" svg:y1="0.36cm" svg:x2="20.461cm" svg:y2="0.36cm"><text:p/></draw:line><draw:path text:anchor-type="paragraph" draw:z-index="116" draw:name="Shape5_1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17" draw:name="Shape6_2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T<text:span text:style-name="MT132">itre de la série</text:span></text:p>
      </style:header>
      <style:header-left>
        <text:p text:style-name="MP86"><draw:line text:anchor-type="paragraph" draw:z-index="119" draw:name="Shape7_9" draw:style-name="Mgr9" draw:text-style-name="MP15" svg:x1="9.042cm" svg:y1="0.36cm" svg:x2="20.461cm" svg:y2="0.36cm"><text:p/></draw:line><draw:path text:anchor-type="paragraph" draw:z-index="120" draw:name="Shape5_2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21" draw:name="Shape6_5" draw:style-name="Mgr4" draw:text-style-name="MP16" svg:width="2.703cm" svg:height="0.715cm" draw:transform="rotate (0.0872664625997165) translate (-0.172861111111111cm 0.218722222222222cm)"><draw:text-box><text:p text:style-name="MP15"><text:span text:style-name="MT19">Série 1</text:span></text:p></draw:text-box></draw:frame>T<text:span text:style-name="MT132">itre de la série</text:span></text:p>
      </style:header-left>
      <style:footer>
        <text:p text:style-name="MP2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8" draw:name="Shape8_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33">Angles</text:span> • <text:span text:style-name="MT13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1" draw:style-name="Mdp1">
      <style:header>
        <text:p text:style-name="MP94">Volumes : Volumes par comptage</text:p>
      </style:header>
      <style:footer>
        <text:p text:style-name="MP2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2" draw:name="Shape4_17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/><text:span text:style-name="MT13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5"><draw:line text:anchor-type="paragraph" draw:z-index="359" draw:name="Shape3_33" draw:style-name="Mgr3" draw:text-style-name="MP15" svg:x1="15.12cm" svg:y1="0.36cm" svg:x2="20.496cm" svg:y2="0.36cm"><text:p/></draw:line><text:s/><text:span text:style-name="MT135">Angles</text:span> : <text:span text:style-name="MT136">Comprendre la notion d’angle</text:span></text:p>
      </style:header>
      <style:footer>
        <text:p text:style-name="MP2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/text:p>
      </style:footer>
      <style:footer-left>
        <text:p text:style-name="MP2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137">Angles</text:span><text:span text:style-name="MT28"> : </text:span><text:span text:style-name="MT13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60" draw:name="Shape3_7" draw:style-name="Mgr3" draw:text-style-name="MP15" svg:x1="15.12cm" svg:y1="0.36cm" svg:x2="20.496cm" svg:y2="0.36cm"><text:p/></draw:line><text:s/><text:span text:style-name="MT138">Angles : </text:span>Angles : <text:span text:style-name="MT136">Comprendre la notion d’angle</text:span></text:p>
      </style:header>
      <style:header-left>
        <text:p text:style-name="MP96"><draw:line text:anchor-type="paragraph" draw:z-index="361" draw:name="Shape3_29" draw:style-name="Mgr3" draw:text-style-name="MP15" svg:x1="15.12cm" svg:y1="0.36cm" svg:x2="20.496cm" svg:y2="0.36cm"><text:p/></draw:line>Angles : <text:span text:style-name="MT13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39">Angles : </text:span><text:span text:style-name="MT14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55" draw:name="Shape4_184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56" draw:name="Shape4_186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185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58" draw:name="Shape3_35" draw:style-name="Mgr3" draw:text-style-name="MP15" svg:x1="11.344cm" svg:y1="0.358cm" svg:x2="20.497cm" svg:y2="0.36cm"><text:p/></draw:line><text:span text:style-name="MT143">Angles </text:span>: Nommer un angle</text:p>
      </style:header>
      <style:footer>
        <text:p text:style-name="MP2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_5f_Header_20_G_20_page_20_paire_20__28_G_29_"><draw:line text:anchor-type="paragraph" draw:z-index="354" draw:name="Shape3_30" draw:style-name="Mgr3" draw:text-style-name="MP15" svg:x1="11.435cm" svg:y1="0.388cm" svg:x2="20.496cm" svg:y2="0.36cm"><text:p/></draw:line><text:span text:style-name="MT144">Angles</text:span> : <text:span text:style-name="MT144">Mesurer un angle</text:span></text:p>
      </style:header-left>
      <style:footer>
        <text:p text:style-name="MP2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53" draw:name="Shape4_176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145">Angles </text:span><text:span text:style-name="MT28">: </text:span><text:span text:style-name="MT14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51" draw:name="Shape3_31" draw:style-name="Mgr3" draw:text-style-name="MP15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2" draw:name="Shape3_32" draw:style-name="Mgr3" draw:text-style-name="MP15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2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348" draw:name="Shape4_180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349" draw:name="Shape4_188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50" draw:name="Shape4_18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46" draw:name="Shape3_34" draw:style-name="Mgr3" draw:text-style-name="MP15" svg:x1="15.448cm" svg:y1="0.365cm" svg:x2="20.496cm" svg:y2="0.36cm"><text:p/></draw:line><text:span text:style-name="MT147">Angles</text:span><text:span text:style-name="MT148"> : </text:span><text:span text:style-name="MT149">Calculer des mesures d’angle</text:span></text:p>
      </style:header>
      <style:header-left>
        <text:p text:style-name="_5f_Header_20_G_20_page_20_paire_20__28_G_29_"><draw:line text:anchor-type="paragraph" draw:z-index="347" draw:name="Shape3_36" draw:style-name="Mgr3" draw:text-style-name="MP15" svg:x1="15.448cm" svg:y1="0.365cm" svg:x2="20.496cm" svg:y2="0.36cm"><text:p/></draw:line><text:span text:style-name="MT147">Angles : </text:span><text:span text:style-name="MT14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4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50">Calculer des </text:span><text:span text:style-name="MT146">Mesure</text:span><text:span text:style-name="MT150">s</text:span><text:span text:style-name="MT14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39">Angles : </text:span><text:span text:style-name="MT15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69">R</text:span>epères du plan : Se repérer</text:p>
      </style:header>
      <style:header-left>
        <text:p text:style-name="_5f_Header_20_G_20_page_20_paire_20__28_G_29_"><text:span text:style-name="MT69">R</text:span>epères du plan : Se repérer</text:p>
      </style:header-left>
      <style:footer>
        <text:p text:style-name="MP2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9">Repères du plan : Se repérer</text:p></draw:text-box></draw:frame><draw:g text:anchor-type="paragraph" draw:z-index="123" draw:name="Shape4_11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Repères du plan : se repérer</text:p></draw:text-box></draw:frame><draw:g text:anchor-type="paragraph" draw:z-index="124" draw:name="Shape4_18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6"><text:span text:style-name="MT75">Repères du plan : Se repérer</text:span> </text:p>
      </style:header>
      <style:footer>
        <text:p text:style-name="MP2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5" draw:name="Shape4_19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6" draw:name="Shape4_19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52">R</text:span><text:span text:style-name="MT153">epères du plan : Se </text:span><text:span text:style-name="MT154">déplacer</text:span></text:p>
      </style:header>
      <style:footer>
        <text:p text:style-name="MP2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8">Repères du plan : Se </text:span><text:span text:style-name="MT155">déplacer</text:span></text:p></draw:text-box></draw:frame><draw:g text:anchor-type="paragraph" draw:z-index="127" draw:name="Shape4_192" draw:style-name="Mgr1"><draw:path draw:style-name="Mgr2" draw:text-style-name="MP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2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0"><text:span text:style-name="MT28">Repères du plan : se </text:span><text:span text:style-name="MT155">déplacer</text:span></text:p></draw:text-box></draw:frame><draw:g text:anchor-type="paragraph" draw:z-index="128" draw:name="Shape4_19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6"><text:span text:style-name="MT75">Repères du plan : Se repérer</text:span> </text:p>
      </style:header>
      <style:footer>
        <text:p text:style-name="MP2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9" draw:name="Shape4_19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>
      <style:footer-left>
        <text:p text:style-name="MP2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0" draw:name="Shape4_19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6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footer>
        <text:p text:style-name="MP2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31" draw:name="Shape4_2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32" draw:name="Shape4_201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1" draw:style-name="Mdp1">
      <style:header>
        <text:p text:style-name="_5f_Header_20_G_20_page_20_paire_20__28_G_29_"><text:span text:style-name="MT88">Géométrie plane</text:span> : <text:span text:style-name="MT88">Points, droites </text:span><text:span text:style-name="MT156">et cercles</text:span></text:p>
      </style:header>
      <style:footer>
        <text:p text:style-name="MP2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3" draw:name="Shape4_20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57">et cercles</text:span></text:p></draw:text-box></draw:frame></text:p>
      </style:footer>
      <style:footer-left>
        <text:p text:style-name="MP2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4" draw:name="Shape4_20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5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0" draw:style-name="Mdp1">
      <style:header>
        <text:p text:style-name="MP7"><text:span text:style-name="MT5">S</text:span><text:span text:style-name="MT10">olides</text:span> : <text:span text:style-name="MT5">Vocabulaire, nature</text:span></text:p>
      </style:header>
      <style:footer>
        <text:p text:style-name="MP2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35" draw:name="Shape4_1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solides : Vocabulaire, NatuRE</text:p></draw:text-box></draw:frame><draw:g text:anchor-type="paragraph" draw:z-index="136" draw:name="Shape4_1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1" draw:style-name="Mdp1">
      <style:header>
        <text:p text:style-name="_5f_Header_20_G_20_page_20_impaire_20__28_D_29_"><text:span text:style-name="MT88">Géométrie plane</text:span> : <text:span text:style-name="MT158">Milieu, alignement, </text:span><text:span text:style-name="MT159">appartenance</text:span></text:p>
      </style:header>
      <style:footer>
        <text:p text:style-name="MP2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7" draw:name="Shape4_1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26">Géométrie plane : </text:span><text:span text:style-name="MT160">milieu, Alignement, </text:span><text:span text:style-name="MT161">APPARTENANCE</text:span></text:p></draw:text-box></draw:frame></text:p>
      </style:footer>
      <style:footer-left>
        <text:p text:style-name="MP2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8" draw:name="Shape4_15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160">milieu, alignement, </text:span><text:span text:style-name="MT16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2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39" draw:name="Shape4_20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40" draw:name="Shape4_1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>
      <style:footer>
        <text:p text:style-name="MP23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41" draw:name="Shape4_20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93">Parallèles, perpendiculaires, </text:span><text:span text:style-name="MT9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draw:g text:anchor-type="paragraph" draw:z-index="142" draw:name="Shape4_206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4"><text:span text:style-name="MT163">Géométrie plane</text:span><text:span text:style-name="MT164"> : </text:span><text:span text:style-name="MT165">Vocabulaire</text:span></text:p>
      </style:header>
      <style:header-left>
        <text:p text:style-name="MP104"><text:span text:style-name="MT163">Géométrie plane</text:span><text:span text:style-name="MT164"> : </text:span><text:span text:style-name="MT165">Vocabulaire</text:span></text:p>
      </style:header-left>
      <style:footer>
        <text:p text:style-name="MP2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43" draw:name="Shape4_20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44" draw:name="Shape4_21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68">coder</text:span></text:p>
      </style:header>
      <style:footer>
        <text:p text:style-name="MP23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126">Géométrie plane, </text:span><text:span text:style-name="MT169">partie 1</text:span><text:span text:style-name="MT126"> : </text:span><text:span text:style-name="MT170">coder</text:span></text:p></draw:text-box></draw:frame><draw:g text:anchor-type="paragraph" draw:z-index="145" draw:name="Shape4_211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2">Géométrie plane, </text:span><text:span text:style-name="MT169">partie 1</text:span><text:span text:style-name="MT92"> : </text:span><text:span text:style-name="MT170">coder</text:span></text:p></draw:text-box></draw:frame><draw:g text:anchor-type="paragraph" draw:z-index="146" draw:name="Shape4_212" draw:style-name="Mgr1"><draw:path draw:style-name="Mgr2" draw:text-style-name="MP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4"><text:span text:style-name="MT163">Géométrie plane</text:span><text:span text:style-name="MT164"> : </text:span><text:span text:style-name="MT165">Vocabulaire</text:span></text:p>
      </style:header>
      <style:footer>
        <text:p text:style-name="MP2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47" draw:name="Shape4_21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92">Géométrie plane : </text:span><text:span text:style-name="MT166">vocabulaire</text:span></text:p></draw:text-box></draw:frame><draw:g text:anchor-type="paragraph" draw:z-index="148" draw:name="Shape4_21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71">Assembler et décomposer</text:span></text:p>
      </style:header>
      <style:footer>
        <text:p text:style-name="MP23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126">Géométrie plane, </text:span><text:span text:style-name="MT169">partie 1</text:span><text:span text:style-name="MT126"> : </text:span><text:span text:style-name="MT172">assembler et décomposer</text:span></text:p></draw:text-box></draw:frame><draw:g text:anchor-type="paragraph" draw:z-index="149" draw:name="Shape4_216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50" draw:name="Shape4_21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, </text:span><text:span text:style-name="MT169">partie 1</text:span><text:span text:style-name="MT92"> : </text:span><text:span text:style-name="MT17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5"><draw:line text:anchor-type="paragraph" draw:z-index="277" draw:name="Shape3_39" draw:style-name="Mgr11" draw:text-style-name="MP15" svg:x1="10.308cm" svg:y1="0.388cm" svg:x2="20.496cm" svg:y2="0.36cm"><text:p/></draw:line><draw:path text:anchor-type="paragraph" draw:z-index="278" draw:name="Shape1_12" draw:style-name="Mgr10" draw:text-style-name="MP57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>
      <style:footer>
        <text:p text:style-name="MP23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9" draw:name="Shape4_258" draw:style-name="Mgr1"><draw:path draw:style-name="Mgr7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2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 : additionner et soustraire</text:span><text:span text:style-name="MT28"> </text:span></text:p></draw:text-box></draw:frame><draw:g text:anchor-type="paragraph" draw:z-index="247" draw:name="Shape4_85" draw:style-name="Mgr1"><draw:path draw:style-name="Mgr7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<text:span text:style-name="MT27">Calculer</text:span><text:span text:style-name="MT28"> : </text:span><text:span text:style-name="MT27">additionner et soustraire</text:span></text:p></draw:text-box></draw:frame><draw:g text:anchor-type="paragraph" draw:z-index="248" draw:name="Shape4_260" draw:style-name="Mgr1"><draw:path draw:style-name="Mgr7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7" draw:style-name="Mgr1"><draw:path draw:style-name="Mgr8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53" draw:name="Shape4_2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54" draw:name="Shape4_248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7">Reconnaissance et axes</text:span></text:p>
      </style:header>
      <style:footer>
        <text:p text:style-name="MP23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51" draw:name="Shape4_24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9">S</text:span>ymétrie axiale : reconnaissance et axes</text:h></draw:text-box></draw:frame></text:p>
      </style:footer>
      <style:footer-left>
        <text:p text:style-name="MP2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52" draw:name="Shape4_24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91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9" draw:name="Shape4_24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50" draw:name="Shape4_24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6">Médiatrice d’un segment</text:span></text:p>
      </style:header>
      <style:footer>
        <text:p text:style-name="MP23"><draw:frame draw:style-name="Mfr1" draw:name="Frame913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3"><draw:g text:anchor-type="paragraph" draw:z-index="47" draw:name="Shape4_2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2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8" draw:name="Shape4_24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2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2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5" draw:name="Shape4_2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46" draw:name="Shape4_24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69">S</text:span><text:span text:style-name="MT91">ymétrie axiale : Constructions</text:span></text:p>
      </style:header>
      <style:footer>
        <text:p text:style-name="MP2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3" draw:name="Shape4_2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9">S</text:span>ymétrie axiale : Constructions</text:h></draw:text-box></draw:frame></text:p>
      </style:footer>
      <style:footer-left>
        <text:p text:style-name="MP2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44" draw:name="Shape4_23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-left>
      <style:footer>
        <text:p text:style-name="MP2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1" draw:name="Shape4_2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2" draw:name="Shape4_23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91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91"> : </text:span><text:span text:style-name="MT181">Axes de symétrie de figures</text:span></text:p>
      </style:header-left>
      <style:footer>
        <text:p text:style-name="MP23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39" draw:name="Shape4_2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9">S</text:span>ymétrie axiale : axes de symétrie de figures</text:p></draw:text-box></draw:frame></text:p>
      </style:footer>
      <style:footer-left>
        <text:p text:style-name="MP2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40" draw:name="Shape4_23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7" draw:name="Shape4_2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8" draw:name="Shape4_23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69">S</text:span>ymétrie : Propriétés</text:p>
      </style:header>
      <style:footer>
        <text:p text:style-name="MP23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35" draw:name="Shape4_2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9">S</text:span>ymétrie axiale : propriétés</text:p></draw:text-box></draw:frame></text:p>
      </style:footer>
      <style:footer-left>
        <text:p text:style-name="MP2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6" draw:name="Shape4_23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6"><text:span text:style-name="MT173">Géométrie plane</text:span><text:span text:style-name="MT5"> : </text:span><text:span text:style-name="MT174">Parallèles, perpendiculaires,<text:line-break/> </text:span><text:span text:style-name="MT175">distances</text:span></text:p>
      </style:header>
      <style:footer>
        <text:p text:style-name="MP2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3" draw:name="Shape4_2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31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3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4" draw:name="Shape4_22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3"><text:span text:style-name="MT69">S</text:span>ymétrie axiale : pour aller plus loin</text:p>
      </style:header>
      <style:footer>
        <text:p text:style-name="MP2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1" draw:name="Shape4_4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9">S</text:span>ymétrie axiale : pour aller plus loin</text:p></draw:text-box></draw:frame></text:p>
      </style:footer>
      <style:footer-left>
        <text:p text:style-name="MP2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2" draw:name="Shape4_22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5" draw:name="Shape3_1" draw:style-name="Mgr15" draw:text-style-name="MP15" svg:x1="10.893cm" svg:y1="0.403cm" svg:x2="20.503cm" svg:y2="0.327cm"><text:p/></draw:line><draw:path text:anchor-type="char" draw:z-index="26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9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8" draw:name="Shape3_38" draw:style-name="Mgr15" draw:text-style-name="MP15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7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Résoudre des problèmes</text:p></draw:text-box></draw:frame><draw:g text:anchor-type="paragraph" draw:z-index="30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6T10:20:40.224000000</dc:date>
    <meta:editing-duration>P1DT3H23M49S</meta:editing-duration>
    <meta:editing-cycles>90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799" meta:word-count="2853" meta:character-count="18824" meta:non-whitespace-character-count="16393"/>
    <meta:template xlink:type="simple" xlink:actuate="onRequest" xlink:title="lycee_v3" xlink:href="../../fichiers%20définitifs/Modele_cahier.ott" meta:date="2021-07-09T13:45:32.011278978"/>
  </office:meta>
</office:document-meta>
</file>